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9"/>
    <style:style style:name="ce1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0000"/>
    </style:style>
    <style:style style:name="ce2" style:family="table-cell" style:parent-style-name="Default" style:data-style-name="N133"/>
    <style:style style:name="ce3" style:family="table-cell" style:parent-style-name="Default" style:data-style-name="N133">
      <style:table-cell-properties fo:background-color="#ff0000"/>
    </style:style>
    <style:style style:name="ce4" style:family="table-cell" style:parent-style-name="Default" style:data-style-name="N133">
      <style:table-cell-properties fo:background-color="#ff8000"/>
    </style:style>
    <style:style style:name="ce5" style:family="table-cell" style:parent-style-name="Default" style:data-style-name="N133">
      <style:table-cell-properties fo:background-color="#00a933"/>
    </style:style>
    <style:style style:name="ce6" style:family="table-cell" style:parent-style-name="Default" style:data-style-name="N133">
      <style:table-cell-properties fo:background-color="transparent"/>
    </style:style>
    <style:style style:name="ce7" style:family="table-cell" style:parent-style-name="Default" style:data-style-name="N139"/>
    <style:style style:name="ce8" style:family="table-cell" style:parent-style-name="Default" style:data-style-name="N139">
      <style:table-cell-properties fo:background-color="#ff0000"/>
    </style:style>
    <style:style style:name="ce9" style:family="table-cell" style:parent-style-name="Default" style:data-style-name="N139">
      <style:table-cell-properties fo:background-color="#ff8000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8" table:default-cell-style-name="ce22"/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Total Energy</text:p>
          </table:table-cell>
          <table:covered-table-cell table:number-columns-repeated="4"/>
          <table:table-cell table:number-columns-repeated="8"/>
          <table:table-cell table:style-name="ce1" office:value-type="string" calcext:value-type="string" table:number-columns-spanned="4" table:number-rows-spanned="1">
            <text:p>Delta E</text:p>
          </table:table-cell>
          <table:covered-table-cell table:number-columns-repeated="2" table:style-name="Default"/>
          <table:covered-table-cell/>
          <table:table-cell table:style-name="Default" office:value-type="string" calcext:value-type="string">
            <text:p>Relative Error (ppm)</text:p>
          </table:table-cell>
          <table:table-cell table:style-name="Default" table:number-columns-repeated="3"/>
          <table:table-cell table:style-name="Default" office:value-type="string" calcext:value-type="string">
            <text:p>Relative Error (ppm)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-config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Sgm</text:p>
          </table:table-cell>
          <table:table-cell office:value-type="string" calcext:value-type="string">
            <text:p>Sgm et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SG unpolarized</text:p>
          </table:table-cell>
          <table:table-cell office:value-type="string" calcext:value-type="string">
            <text:p>SG Polarized</text:p>
          </table:table-cell>
          <table:table-cell office:value-type="string" calcext:value-type="string">
            <text:p>Sgm unpolarized</text:p>
          </table:table-cell>
          <table:table-cell office:value-type="string" calcext:value-type="string">
            <text:p>Sgm Polarized</text:p>
          </table:table-cell>
          <table:table-cell office:value-type="string" calcext:value-type="string">
            <text:p>SL unpolarized</text:p>
          </table:table-cell>
          <table:table-cell office:value-type="string" calcext:value-type="string">
            <text:p>SL polarized</text:p>
          </table:table-cell>
          <table:table-cell office:value-type="string" calcext:value-type="string">
            <text:p>Slm unpolarized</text:p>
          </table:table-cell>
          <table:table-cell office:value-type="string" calcext:value-type="string">
            <text:p>Slm Polarized</text:p>
          </table:table-cell>
          <table:table-cell table:style-name="Default" office:value-type="string" calcext:value-type="string">
            <text:p>PG</text:p>
          </table:table-cell>
          <table:table-cell table:style-name="Default" office:value-type="string" calcext:value-type="string">
            <text:p>Sgm-G94</text:p>
          </table:table-cell>
          <table:table-cell table:style-name="Default" office:value-type="string" calcext:value-type="string">
            <text:p>Sgm et</text:p>
          </table:table-cell>
          <table:table-cell office:value-type="string" calcext:value-type="string">
            <text:p>Slm</text:p>
          </table:table-cell>
          <table:table-cell table:style-name="Default" office:value-type="string" calcext:value-type="string">
            <text:p>PG</text:p>
          </table:table-cell>
          <table:table-cell table:style-name="Default" office:value-type="string" calcext:value-type="string">
            <text:p>Sgm-G94</text:p>
          </table:table-cell>
          <table:table-cell table:style-name="Default" office:value-type="string" calcext:value-type="string">
            <text:p>Sgm et</text:p>
          </table:table-cell>
          <table:table-cell table:style-name="Default" office:value-type="string" calcext:value-type="string">
            <text:p>Slm</text:p>
          </table:table-cell>
          <table:table-cell table:style-name="Default" office:value-type="string" calcext:value-type="string">
            <text:p>SG unpolarized</text:p>
          </table:table-cell>
          <table:table-cell table:style-name="Default" office:value-type="string" calcext:value-type="string">
            <text:p>SG Polarized</text:p>
          </table:table-cell>
          <table:table-cell table:style-name="Default" office:value-type="string" calcext:value-type="string">
            <text:p>Sgm unpolarized</text:p>
          </table:table-cell>
          <table:table-cell table:style-name="Default" office:value-type="string" calcext:value-type="string">
            <text:p>Sgm Polarized</text:p>
          </table:table-cell>
          <table:table-cell table:style-name="Default" office:value-type="string" calcext:value-type="string">
            <text:p>SL unpolarized</text:p>
          </table:table-cell>
          <table:table-cell table:style-name="Default" office:value-type="string" calcext:value-type="string">
            <text:p>SL polarized</text:p>
          </table:table-cell>
          <table:table-cell table:style-name="Default" office:value-type="string" calcext:value-type="string">
            <text:p>Slm unpolarized</text:p>
          </table:table-cell>
          <table:table-cell table:style-name="Default" office:value-type="string" calcext:value-type="string">
            <text:p>Slm Polariz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1s2 (1S)</text:p>
          </table:table-cell>
          <table:table-cell office:value-type="float" office:value="-2.86167999561" calcext:value-type="float">
            <text:p>-2.86167999561</text:p>
          </table:table-cell>
          <table:table-cell office:value-type="float" office:value="-2.86056104" calcext:value-type="float">
            <text:p>-2.86056104</text:p>
          </table:table-cell>
          <table:table-cell office:value-type="float" office:value="-2.8610499" calcext:value-type="float">
            <text:p>-2.8610499</text:p>
          </table:table-cell>
          <table:table-cell table:number-columns-repeated="2" office:value-type="float" office:value="-2.86167951" calcext:value-type="float">
            <text:p>-2.86167951</text:p>
          </table:table-cell>
          <table:table-cell table:number-columns-repeated="4" office:value-type="float" office:value="-2.8616789" calcext:value-type="float">
            <text:p>-2.8616789</text:p>
          </table:table-cell>
          <table:table-cell table:number-columns-repeated="4" office:value-type="float" office:value="-2.86167767" calcext:value-type="float">
            <text:p>-2.86167767</text:p>
          </table:table-cell>
          <table:table-cell table:formula="of:=[.E3]-[.$D3]" office:value-type="float" office:value="0.00111895560999997" calcext:value-type="float">
            <text:p>0.001119</text:p>
          </table:table-cell>
          <table:table-cell table:formula="of:=[.F3]-[.$D3]" office:value-type="float" office:value="0.000630095610000048" calcext:value-type="float">
            <text:p>0.000630</text:p>
          </table:table-cell>
          <table:table-cell table:formula="of:=[.G3]-[.$D3]" office:value-type="float" office:value="0.000000485609999767434" calcext:value-type="float">
            <text:p>0.000000</text:p>
          </table:table-cell>
          <table:table-cell table:style-name="ce2" table:formula="of:=[.H3]-[.$D3]" office:value-type="float" office:value="0.000000485609999767434" calcext:value-type="float">
            <text:p>0.000000</text:p>
          </table:table-cell>
          <table:table-cell table:formula="of:=[.Q3]/ABS([.$D3])*1000000" office:value-type="float" office:value="391.013534607825" calcext:value-type="float">
            <text:p>391.0</text:p>
          </table:table-cell>
          <table:table-cell table:formula="of:=[.R3]/ABS([.$D3])*1000000" office:value-type="float" office:value="220.183811944961" calcext:value-type="float">
            <text:p>220.2</text:p>
          </table:table-cell>
          <table:table-cell table:formula="of:=[.S3]/ABS([.$D3])*1000000" office:value-type="float" office:value="0.169694026065944" calcext:value-type="float">
            <text:p>0.2</text:p>
          </table:table-cell>
          <table:table-cell table:formula="of:=[.T3]/ABS([.$D3])*1000000" office:value-type="float" office:value="0.169694026065944" calcext:value-type="float">
            <text:p>0.2</text:p>
          </table:table-cell>
          <table:table-cell table:formula="of:=([.I3]-[.$D3])/ABS([.$D3])*1000000" office:value-type="float" office:value="0.38285552603286" calcext:value-type="float">
            <text:p>0.38</text:p>
          </table:table-cell>
          <table:table-cell table:formula="of:=([.J3]-[.$D3])/ABS([.$D3])*1000000" office:value-type="float" office:value="0.38285552603286" calcext:value-type="float">
            <text:p>0.38</text:p>
          </table:table-cell>
          <table:table-cell table:formula="of:=([.K3]-[.$D3])/ABS([.$D3])*1000000" office:value-type="float" office:value="0.38285552603286" calcext:value-type="float">
            <text:p>0.38</text:p>
          </table:table-cell>
          <table:table-cell table:formula="of:=([.L3]-[.$D3])/ABS([.$D3])*1000000" office:value-type="float" office:value="0.38285552603286" calcext:value-type="float">
            <text:p>0.38</text:p>
          </table:table-cell>
          <table:table-cell table:formula="of:=([.M3]-[.$D3])/ABS([.$D3])*1000000" office:value-type="float" office:value="0.812672976452556" calcext:value-type="float">
            <text:p>0.81</text:p>
          </table:table-cell>
          <table:table-cell table:formula="of:=([.N3]-[.$D3])/ABS([.$D3])*1000000" office:value-type="float" office:value="0.812672976452556" calcext:value-type="float">
            <text:p>0.81</text:p>
          </table:table-cell>
          <table:table-cell table:formula="of:=([.O3]-[.$D3])/ABS([.$D3])*1000000" office:value-type="float" office:value="0.812672976452556" calcext:value-type="float">
            <text:p>0.81</text:p>
          </table:table-cell>
          <table:table-cell table:formula="of:=([.P3]-[.$D3])/ABS([.$D3])*1000000" office:value-type="float" office:value="0.812672976452556" calcext:value-type="float">
            <text:p>0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[He]2s1 (2S)</text:p>
          </table:table-cell>
          <table:table-cell office:value-type="float" office:value="-7.43272693073" calcext:value-type="float">
            <text:p>-7.43272693073</text:p>
          </table:table-cell>
          <table:table-cell office:value-type="float" office:value="-7.42896176" calcext:value-type="float">
            <text:p>-7.42896176</text:p>
          </table:table-cell>
          <table:table-cell office:value-type="float" office:value="-7.43168662" calcext:value-type="float">
            <text:p>-7.43168662</text:p>
          </table:table-cell>
          <table:table-cell table:number-columns-repeated="2" office:value-type="float" office:value="-7.43268186" calcext:value-type="float">
            <text:p>-7.43268186</text:p>
          </table:table-cell>
          <table:table-cell table:number-columns-repeated="8"/>
          <table:table-cell table:formula="of:=[.E4]-[.$D4]" office:value-type="float" office:value="0.00376517073000038" calcext:value-type="float">
            <text:p>0.003765</text:p>
          </table:table-cell>
          <table:table-cell table:formula="of:=[.F4]-[.$D4]" office:value-type="float" office:value="0.00104031073000055" calcext:value-type="float">
            <text:p>0.001040</text:p>
          </table:table-cell>
          <table:table-cell table:formula="of:=[.G4]-[.$D4]" office:value-type="float" office:value="0.0000450707300005959" calcext:value-type="float">
            <text:p>0.000045</text:p>
          </table:table-cell>
          <table:table-cell table:style-name="ce2" table:formula="of:=[.H4]-[.$D4]" office:value-type="float" office:value="0.0000450707300005959" calcext:value-type="float">
            <text:p>0.000045</text:p>
          </table:table-cell>
          <table:table-cell table:formula="of:=[.Q4]/ABS([.$D4])*1000000" office:value-type="float" office:value="506.56653541698" calcext:value-type="float">
            <text:p>506.6</text:p>
          </table:table-cell>
          <table:table-cell table:formula="of:=[.R4]/ABS([.$D4])*1000000" office:value-type="float" office:value="139.963534204313" calcext:value-type="float">
            <text:p>140.0</text:p>
          </table:table-cell>
          <table:table-cell table:formula="of:=[.S4]/ABS([.$D4])*1000000" office:value-type="float" office:value="6.06382158535311" calcext:value-type="float">
            <text:p>6.1</text:p>
          </table:table-cell>
          <table:table-cell table:formula="of:=[.T4]/ABS([.$D4])*1000000" office:value-type="float" office:value="6.06382158535311" calcext:value-type="float">
            <text:p>6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[He]2s2 (1S)</text:p>
          </table:table-cell>
          <table:table-cell office:value-type="float" office:value="-14.5730231683" calcext:value-type="float">
            <text:p>-14.5730231683</text:p>
          </table:table-cell>
          <table:table-cell office:value-type="float" office:value="-14.56992039" calcext:value-type="float">
            <text:p>-14.56992039</text:p>
          </table:table-cell>
          <table:table-cell office:value-type="float" office:value="-14.57107659" calcext:value-type="float">
            <text:p>-14.57107659</text:p>
          </table:table-cell>
          <table:table-cell table:number-columns-repeated="2" office:value-type="float" office:value="-14.57276691" calcext:value-type="float">
            <text:p>-14.57276691</text:p>
          </table:table-cell>
          <table:table-cell table:style-name="ce11" office:value-type="float" office:value="-14.57296272" calcext:value-type="float">
            <text:p>-14.57296272</text:p>
          </table:table-cell>
          <table:table-cell table:number-columns-repeated="3" office:value-type="float" office:value="-14.57296272" calcext:value-type="float">
            <text:p>-14.57296272</text:p>
          </table:table-cell>
          <table:table-cell table:number-columns-repeated="4" office:value-type="float" office:value="-14.57282672" calcext:value-type="float">
            <text:p>-14.57282672</text:p>
          </table:table-cell>
          <table:table-cell table:formula="of:=[.E5]-[.$D5]" office:value-type="float" office:value="0.00310277830000061" calcext:value-type="float">
            <text:p>0.003103</text:p>
          </table:table-cell>
          <table:table-cell table:formula="of:=[.F5]-[.$D5]" office:value-type="float" office:value="0.00194657830000011" calcext:value-type="float">
            <text:p>0.001947</text:p>
          </table:table-cell>
          <table:table-cell table:formula="of:=[.G5]-[.$D5]" office:value-type="float" office:value="0.000256258300000312" calcext:value-type="float">
            <text:p>0.000256</text:p>
          </table:table-cell>
          <table:table-cell table:style-name="ce2" table:formula="of:=[.H5]-[.$D5]" office:value-type="float" office:value="0.000256258300000312" calcext:value-type="float">
            <text:p>0.000256</text:p>
          </table:table-cell>
          <table:table-cell table:formula="of:=[.Q5]/ABS([.$D5])*1000000" office:value-type="float" office:value="212.912466011166" calcext:value-type="float">
            <text:p>212.9</text:p>
          </table:table-cell>
          <table:table-cell table:formula="of:=[.R5]/ABS([.$D5])*1000000" office:value-type="float" office:value="133.574089433578" calcext:value-type="float">
            <text:p>133.6</text:p>
          </table:table-cell>
          <table:table-cell table:formula="of:=[.S5]/ABS([.$D5])*1000000" office:value-type="float" office:value="17.5844296026193" calcext:value-type="float">
            <text:p>17.6</text:p>
          </table:table-cell>
          <table:table-cell table:formula="of:=[.T5]/ABS([.$D5])*1000000" office:value-type="float" office:value="17.5844296026193" calcext:value-type="float">
            <text:p>17.6</text:p>
          </table:table-cell>
          <table:table-cell table:formula="of:=([.I5]-[.$D5])/ABS([.$D5])*1000000" office:value-type="float" office:value="4.14795882110176" calcext:value-type="float">
            <text:p>4.15</text:p>
          </table:table-cell>
          <table:table-cell table:formula="of:=([.J5]-[.$D5])/ABS([.$D5])*1000000" office:value-type="float" office:value="4.14795882110176" calcext:value-type="float">
            <text:p>4.15</text:p>
          </table:table-cell>
          <table:table-cell table:formula="of:=([.K5]-[.$D5])/ABS([.$D5])*1000000" office:value-type="float" office:value="4.14795882110176" calcext:value-type="float">
            <text:p>4.15</text:p>
          </table:table-cell>
          <table:table-cell table:formula="of:=([.L5]-[.$D5])/ABS([.$D5])*1000000" office:value-type="float" office:value="4.14795882110176" calcext:value-type="float">
            <text:p>4.15</text:p>
          </table:table-cell>
          <table:table-cell table:formula="of:=([.M5]-[.$D5])/ABS([.$D5])*1000000" office:value-type="float" office:value="13.480270890385" calcext:value-type="float">
            <text:p>13.48</text:p>
          </table:table-cell>
          <table:table-cell table:formula="of:=([.N5]-[.$D5])/ABS([.$D5])*1000000" office:value-type="float" office:value="13.480270890385" calcext:value-type="float">
            <text:p>13.48</text:p>
          </table:table-cell>
          <table:table-cell table:formula="of:=([.O5]-[.$D5])/ABS([.$D5])*1000000" office:value-type="float" office:value="13.480270890385" calcext:value-type="float">
            <text:p>13.48</text:p>
          </table:table-cell>
          <table:table-cell table:formula="of:=([.P5]-[.$D5])/ABS([.$D5])*1000000" office:value-type="float" office:value="13.480270890385" calcext:value-type="float">
            <text:p>13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[He]2s22p1 (2P)</text:p>
          </table:table-cell>
          <table:table-cell office:value-type="float" office:value="-24.5290607285" calcext:value-type="float">
            <text:p>-24.5290607285</text:p>
          </table:table-cell>
          <table:table-cell office:value-type="float" office:value="-24.5259316" calcext:value-type="float">
            <text:p>-24.5259316</text:p>
          </table:table-cell>
          <table:table-cell office:value-type="float" office:value="-24.52583574" calcext:value-type="float">
            <text:p>-24.52583574</text:p>
          </table:table-cell>
          <table:table-cell office:value-type="float" office:value="-24.52800642" calcext:value-type="float">
            <text:p>-24.52800642</text:p>
          </table:table-cell>
          <table:table-cell office:value-type="float" office:value="-24.5290964" calcext:value-type="float">
            <text:p>-24.5290964</text:p>
          </table:table-cell>
          <table:table-cell table:number-columns-repeated="8"/>
          <table:table-cell table:formula="of:=[.E6]-[.$D6]" office:value-type="float" office:value="0.00312912849999947" calcext:value-type="float">
            <text:p>0.003129</text:p>
          </table:table-cell>
          <table:table-cell table:formula="of:=[.F6]-[.$D6]" office:value-type="float" office:value="0.00322498849999775" calcext:value-type="float">
            <text:p>0.003225</text:p>
          </table:table-cell>
          <table:table-cell table:formula="of:=[.G6]-[.$D6]" office:value-type="float" office:value="0.00105430849999877" calcext:value-type="float">
            <text:p>0.001054</text:p>
          </table:table-cell>
          <table:table-cell table:style-name="ce5" table:formula="of:=[.H6]-[.$D6]" office:value-type="float" office:value="-0.0000356715000009444" calcext:value-type="float">
            <text:p>-0.000036</text:p>
          </table:table-cell>
          <table:table-cell table:formula="of:=[.Q6]/ABS([.$D6])*1000000" office:value-type="float" office:value="127.568215295084" calcext:value-type="float">
            <text:p>127.6</text:p>
          </table:table-cell>
          <table:table-cell table:formula="of:=[.R6]/ABS([.$D6])*1000000" office:value-type="float" office:value="131.476232852678" calcext:value-type="float">
            <text:p>131.5</text:p>
          </table:table-cell>
          <table:table-cell table:formula="of:=[.S6]/ABS([.$D6])*1000000" office:value-type="float" office:value="42.9820167868793" calcext:value-type="float">
            <text:p>43.0</text:p>
          </table:table-cell>
          <table:table-cell table:formula="of:=[.T6]/ABS([.$D6])*1000000" office:value-type="float" office:value="-1.45425462457672" calcext:value-type="float">
            <text:p>-1.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[He]2s22p2 (3P)</text:p>
          </table:table-cell>
          <table:table-cell office:value-type="float" office:value="-37.688618963" calcext:value-type="float">
            <text:p>-37.688618963</text:p>
          </table:table-cell>
          <table:table-cell office:value-type="float" office:value="-37.68263396" calcext:value-type="float">
            <text:p>-37.68263396</text:p>
          </table:table-cell>
          <table:table-cell office:value-type="float" office:value="-37.68411358" calcext:value-type="float">
            <text:p>-37.68411358</text:p>
          </table:table-cell>
          <table:table-cell office:value-type="float" office:value="-37.68434617" calcext:value-type="float">
            <text:p>-37.68434617</text:p>
          </table:table-cell>
          <table:table-cell office:value-type="float" office:value="-37.68982901" calcext:value-type="float">
            <text:p>-37.68982901</text:p>
          </table:table-cell>
          <table:table-cell table:number-columns-repeated="8"/>
          <table:table-cell table:formula="of:=[.E7]-[.$D7]" office:value-type="float" office:value="0.00598500300000637" calcext:value-type="float">
            <text:p>0.005985</text:p>
          </table:table-cell>
          <table:table-cell table:formula="of:=[.F7]-[.$D7]" office:value-type="float" office:value="0.00450538300000147" calcext:value-type="float">
            <text:p>0.004505</text:p>
          </table:table-cell>
          <table:table-cell table:formula="of:=[.G7]-[.$D7]" office:value-type="float" office:value="0.00427279300000549" calcext:value-type="float">
            <text:p>0.004273</text:p>
          </table:table-cell>
          <table:table-cell table:style-name="ce5" table:formula="of:=[.H7]-[.$D7]" office:value-type="float" office:value="-0.00121004699999361" calcext:value-type="float">
            <text:p>-0.001210</text:p>
          </table:table-cell>
          <table:table-cell table:formula="of:=[.Q7]/ABS([.$D7])*1000000" office:value-type="float" office:value="158.801334850768" calcext:value-type="float">
            <text:p>158.8</text:p>
          </table:table-cell>
          <table:table-cell table:formula="of:=[.R7]/ABS([.$D7])*1000000" office:value-type="float" office:value="119.542268301859" calcext:value-type="float">
            <text:p>119.5</text:p>
          </table:table-cell>
          <table:table-cell table:formula="of:=[.S7]/ABS([.$D7])*1000000" office:value-type="float" office:value="113.370909244518" calcext:value-type="float">
            <text:p>113.4</text:p>
          </table:table-cell>
          <table:table-cell table:formula="of:=[.T7]/ABS([.$D7])*1000000" office:value-type="float" office:value="-32.1064298265093" calcext:value-type="float">
            <text:p>-32.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He]2s22p3 (4S)</text:p>
          </table:table-cell>
          <table:table-cell office:value-type="float" office:value="-54.4009342085" calcext:value-type="float">
            <text:p>-54.4009342085</text:p>
          </table:table-cell>
          <table:table-cell office:value-type="float" office:value="-54.38783121" calcext:value-type="float">
            <text:p>-54.38783121</text:p>
          </table:table-cell>
          <table:table-cell office:value-type="float" office:value="-54.39513729" calcext:value-type="float">
            <text:p>-54.39513729</text:p>
          </table:table-cell>
          <table:table-cell office:value-type="float" office:value="-54.39100468" calcext:value-type="float">
            <text:p>-54.39100468</text:p>
          </table:table-cell>
          <table:table-cell office:value-type="float" office:value="-54.40423073" calcext:value-type="float">
            <text:p>-54.40423073</text:p>
          </table:table-cell>
          <table:table-cell table:number-columns-repeated="8"/>
          <table:table-cell table:formula="of:=[.E8]-[.$D8]" office:value-type="float" office:value="0.0131029984999955" calcext:value-type="float">
            <text:p>0.013103</text:p>
          </table:table-cell>
          <table:table-cell table:formula="of:=[.F8]-[.$D8]" office:value-type="float" office:value="0.0057969184999962" calcext:value-type="float">
            <text:p>0.005797</text:p>
          </table:table-cell>
          <table:table-cell table:formula="of:=[.G8]-[.$D8]" office:value-type="float" office:value="0.0099295284999954" calcext:value-type="float">
            <text:p>0.009930</text:p>
          </table:table-cell>
          <table:table-cell table:style-name="ce5" table:formula="of:=[.H8]-[.$D8]" office:value-type="float" office:value="-0.0032965215000047" calcext:value-type="float">
            <text:p>-0.003297</text:p>
          </table:table-cell>
          <table:table-cell table:formula="of:=[.Q8]/ABS([.$D8])*1000000" office:value-type="float" office:value="240.859806741117" calcext:value-type="float">
            <text:p>240.9</text:p>
          </table:table-cell>
          <table:table-cell table:formula="of:=[.R8]/ABS([.$D8])*1000000" office:value-type="float" office:value="106.559171902795" calcext:value-type="float">
            <text:p>106.6</text:p>
          </table:table-cell>
          <table:table-cell table:style-name="ce9" table:formula="of:=[.S8]/ABS([.$D8])*1000000" office:value-type="float" office:value="182.524962934257" calcext:value-type="float">
            <text:p>182.5</text:p>
          </table:table-cell>
          <table:table-cell table:formula="of:=[.T8]/ABS([.$D8])*1000000" office:value-type="float" office:value="-60.5967810657492" calcext:value-type="float">
            <text:p>-60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[He]2s 2p ( P)</text:p>
          </table:table-cell>
          <table:table-cell office:value-type="float" office:value="-74.80939847" calcext:value-type="float">
            <text:p>-74.80939847</text:p>
          </table:table-cell>
          <table:table-cell office:value-type="float" office:value="-74.79360708" calcext:value-type="float">
            <text:p>-74.79360708</text:p>
          </table:table-cell>
          <table:table-cell office:value-type="float" office:value="-74.79984879" calcext:value-type="float">
            <text:p>-74.79984879</text:p>
          </table:table-cell>
          <table:table-cell office:value-type="float" office:value="-74.79128343" calcext:value-type="float">
            <text:p>-74.79128343</text:p>
          </table:table-cell>
          <table:table-cell office:value-type="float" office:value="-74.81247928" calcext:value-type="float">
            <text:p>-74.81247928</text:p>
          </table:table-cell>
          <table:table-cell table:number-columns-repeated="8"/>
          <table:table-cell table:formula="of:=[.E9]-[.$D9]" office:value-type="float" office:value="0.015791390000004" calcext:value-type="float">
            <text:p>0.015791</text:p>
          </table:table-cell>
          <table:table-cell table:formula="of:=[.F9]-[.$D9]" office:value-type="float" office:value="0.00954968000000633" calcext:value-type="float">
            <text:p>0.009550</text:p>
          </table:table-cell>
          <table:table-cell table:style-name="ce4" table:formula="of:=[.G9]-[.$D9]" office:value-type="float" office:value="0.0181150400000121" calcext:value-type="float">
            <text:p>0.018115</text:p>
          </table:table-cell>
          <table:table-cell table:style-name="ce5" table:formula="of:=[.H9]-[.$D9]" office:value-type="float" office:value="-0.00308081000000016" calcext:value-type="float">
            <text:p>-0.003081</text:p>
          </table:table-cell>
          <table:table-cell table:formula="of:=[.Q9]/ABS([.$D9])*1000000" office:value-type="float" office:value="211.088316748551" calcext:value-type="float">
            <text:p>211.1</text:p>
          </table:table-cell>
          <table:table-cell table:formula="of:=[.R9]/ABS([.$D9])*1000000" office:value-type="float" office:value="127.653479312976" calcext:value-type="float">
            <text:p>127.7</text:p>
          </table:table-cell>
          <table:table-cell table:style-name="ce9" table:formula="of:=[.S9]/ABS([.$D9])*1000000" office:value-type="float" office:value="242.149253576428" calcext:value-type="float">
            <text:p>242.1</text:p>
          </table:table-cell>
          <table:table-cell table:formula="of:=[.T9]/ABS([.$D9])*1000000" office:value-type="float" office:value="-41.1821250138192" calcext:value-type="float">
            <text:p>-41.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He]2s 2p ( P)</text:p>
          </table:table-cell>
          <table:table-cell office:value-type="float" office:value="-99.4093493867" calcext:value-type="float">
            <text:p>-99.4093493867</text:p>
          </table:table-cell>
          <table:table-cell office:value-type="float" office:value="-97.90120999" calcext:value-type="float">
            <text:p>-97.90120999</text:p>
          </table:table-cell>
          <table:table-cell office:value-type="float" office:value="-98.26959917" calcext:value-type="float">
            <text:p>-98.26959917</text:p>
          </table:table-cell>
          <table:table-cell office:value-type="float" office:value="-99.38017102" calcext:value-type="float">
            <text:p>-99.38017102</text:p>
          </table:table-cell>
          <table:table-cell office:value-type="float" office:value="-99.40563283" calcext:value-type="float">
            <text:p>-99.40563283</text:p>
          </table:table-cell>
          <table:table-cell table:number-columns-repeated="8"/>
          <table:table-cell table:style-name="ce3" table:formula="of:=[.E10]-[.$D10]" office:value-type="float" office:value="1.5081393967" calcext:value-type="float">
            <text:p>1.508139</text:p>
          </table:table-cell>
          <table:table-cell table:style-name="ce3" table:formula="of:=[.F10]-[.$D10]" office:value-type="float" office:value="1.13975021669999" calcext:value-type="float">
            <text:p>1.139750</text:p>
          </table:table-cell>
          <table:table-cell table:style-name="ce4" table:formula="of:=[.G10]-[.$D10]" office:value-type="float" office:value="0.0291783666999947" calcext:value-type="float">
            <text:p>0.029178</text:p>
          </table:table-cell>
          <table:table-cell table:style-name="ce2" table:formula="of:=[.H10]-[.$D10]" office:value-type="float" office:value="0.00371655669999882" calcext:value-type="float">
            <text:p>0.003717</text:p>
          </table:table-cell>
          <table:table-cell table:style-name="ce8" table:formula="of:=[.Q10]/ABS([.$D10])*1000000" office:value-type="float" office:value="15171.0015808813" calcext:value-type="float">
            <text:p>15171.0</text:p>
          </table:table-cell>
          <table:table-cell table:style-name="ce8" table:formula="of:=[.R10]/ABS([.$D10])*1000000" office:value-type="float" office:value="11465.2215685106" calcext:value-type="float">
            <text:p>11465.2</text:p>
          </table:table-cell>
          <table:table-cell table:style-name="ce9" table:formula="of:=[.S10]/ABS([.$D10])*1000000" office:value-type="float" office:value="293.517328903256" calcext:value-type="float">
            <text:p>293.5</text:p>
          </table:table-cell>
          <table:table-cell table:formula="of:=[.T10]/ABS([.$D10])*1000000" office:value-type="float" office:value="37.3863899414682" calcext:value-type="float">
            <text:p>37.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[He]2s22p6 (1S)</text:p>
          </table:table-cell>
          <table:table-cell office:value-type="float" office:value="-128.547098109" calcext:value-type="float">
            <text:p>-128.547098109</text:p>
          </table:table-cell>
          <table:table-cell office:value-type="float" office:value="-128.50624046" calcext:value-type="float">
            <text:p>-128.50624046</text:p>
          </table:table-cell>
          <table:table-cell office:value-type="float" office:value="-128.51989249" calcext:value-type="float">
            <text:p>-128.51989249</text:p>
          </table:table-cell>
          <table:table-cell table:number-columns-repeated="2" office:value-type="float" office:value="-128.54692532" calcext:value-type="float">
            <text:p>-128.54692532</text:p>
          </table:table-cell>
          <table:table-cell table:number-columns-repeated="2" office:value-type="float" office:value="-128.54664254" calcext:value-type="float">
            <text:p>-128.54664254</text:p>
          </table:table-cell>
          <table:table-cell table:number-columns-repeated="2" office:value-type="float" office:value="-128.54664248" calcext:value-type="float">
            <text:p>-128.54664248</text:p>
          </table:table-cell>
          <table:table-cell office:value-type="float" office:value="-128.54683197" calcext:value-type="float">
            <text:p>-128.54683197</text:p>
          </table:table-cell>
          <table:table-cell table:style-name="ce11" office:value-type="float" office:value="-128.54683197" calcext:value-type="float">
            <text:p>-128.54683197</text:p>
          </table:table-cell>
          <table:table-cell table:number-columns-repeated="2" office:value-type="float" office:value="-128.54683197" calcext:value-type="float">
            <text:p>-128.54683197</text:p>
          </table:table-cell>
          <table:table-cell table:formula="of:=[.E11]-[.$D11]" office:value-type="float" office:value="0.040857649000003" calcext:value-type="float">
            <text:p>0.040858</text:p>
          </table:table-cell>
          <table:table-cell table:formula="of:=[.F11]-[.$D11]" office:value-type="float" office:value="0.0272056190000001" calcext:value-type="float">
            <text:p>0.027206</text:p>
          </table:table-cell>
          <table:table-cell table:formula="of:=[.G11]-[.$D11]" office:value-type="float" office:value="0.000172788999975637" calcext:value-type="float">
            <text:p>0.000173</text:p>
          </table:table-cell>
          <table:table-cell table:style-name="ce2" table:formula="of:=[.H11]-[.$D11]" office:value-type="float" office:value="0.000172788999975637" calcext:value-type="float">
            <text:p>0.000173</text:p>
          </table:table-cell>
          <table:table-cell table:formula="of:=[.Q11]/ABS([.$D11])*1000000" office:value-type="float" office:value="317.841861862632" calcext:value-type="float">
            <text:p>317.8</text:p>
          </table:table-cell>
          <table:table-cell table:formula="of:=[.R11]/ABS([.$D11])*1000000" office:value-type="float" office:value="211.639308861966" calcext:value-type="float">
            <text:p>211.6</text:p>
          </table:table-cell>
          <table:table-cell table:formula="of:=[.S11]/ABS([.$D11])*1000000" office:value-type="float" office:value="1.34416881063408" calcext:value-type="float">
            <text:p>1.3</text:p>
          </table:table-cell>
          <table:table-cell table:formula="of:=[.T11]/ABS([.$D11])*1000000" office:value-type="float" office:value="1.34416881063408" calcext:value-type="float">
            <text:p>1.3</text:p>
          </table:table-cell>
          <table:table-cell table:formula="of:=([.I11]-[.$D11])/ABS([.$D11])*1000000" office:value-type="float" office:value="3.54398509727391" calcext:value-type="float">
            <text:p>3.54</text:p>
          </table:table-cell>
          <table:table-cell table:formula="of:=([.J11]-[.$D11])/ABS([.$D11])*1000000" office:value-type="float" office:value="3.54398509727391" calcext:value-type="float">
            <text:p>3.54</text:p>
          </table:table-cell>
          <table:table-cell table:formula="of:=([.K11]-[.$D11])/ABS([.$D11])*1000000" office:value-type="float" office:value="3.54445185219593" calcext:value-type="float">
            <text:p>3.54</text:p>
          </table:table-cell>
          <table:table-cell table:formula="of:=([.L11]-[.$D11])/ABS([.$D11])*1000000" office:value-type="float" office:value="3.54445185219593" calcext:value-type="float">
            <text:p>3.54</text:p>
          </table:table-cell>
          <table:table-cell table:formula="of:=([.M11]-[.$D11])/ABS([.$D11])*1000000" office:value-type="float" office:value="2.07036178883161" calcext:value-type="float">
            <text:p>2.07</text:p>
          </table:table-cell>
          <table:table-cell table:formula="of:=([.N11]-[.$D11])/ABS([.$D11])*1000000" office:value-type="float" office:value="2.07036178883161" calcext:value-type="float">
            <text:p>2.07</text:p>
          </table:table-cell>
          <table:table-cell table:formula="of:=([.O11]-[.$D11])/ABS([.$D11])*1000000" office:value-type="float" office:value="2.07036178883161" calcext:value-type="float">
            <text:p>2.07</text:p>
          </table:table-cell>
          <table:table-cell table:formula="of:=([.P11]-[.$D11])/ABS([.$D11])*1000000" office:value-type="float" office:value="2.07036178883161" calcext:value-type="float">
            <text:p>2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Ne]3s1 (2S)</text:p>
          </table:table-cell>
          <table:table-cell office:value-type="float" office:value="-161.858911617" calcext:value-type="float">
            <text:p>-161.858911617</text:p>
          </table:table-cell>
          <table:table-cell office:value-type="float" office:value="-161.81381211" calcext:value-type="float">
            <text:p>-161.81381211</text:p>
          </table:table-cell>
          <table:table-cell office:value-type="float" office:value="-161.83022266" calcext:value-type="float">
            <text:p>-161.83022266</text:p>
          </table:table-cell>
          <table:table-cell office:value-type="float" office:value="-161.85797516" calcext:value-type="float">
            <text:p>-161.85797516</text:p>
          </table:table-cell>
          <table:table-cell office:value-type="float" office:value="-161.85843409" calcext:value-type="float">
            <text:p>-161.85843409</text:p>
          </table:table-cell>
          <table:table-cell table:number-columns-repeated="8"/>
          <table:table-cell table:formula="of:=[.E12]-[.$D12]" office:value-type="float" office:value="0.0450995070000033" calcext:value-type="float">
            <text:p>0.045100</text:p>
          </table:table-cell>
          <table:table-cell table:formula="of:=[.F12]-[.$D12]" office:value-type="float" office:value="0.0286889569999858" calcext:value-type="float">
            <text:p>0.028689</text:p>
          </table:table-cell>
          <table:table-cell table:formula="of:=[.G12]-[.$D12]" office:value-type="float" office:value="0.000936456999994562" calcext:value-type="float">
            <text:p>0.000936</text:p>
          </table:table-cell>
          <table:table-cell table:style-name="ce2" table:formula="of:=[.H12]-[.$D12]" office:value-type="float" office:value="0.000477526999986821" calcext:value-type="float">
            <text:p>0.000478</text:p>
          </table:table-cell>
          <table:table-cell table:formula="of:=[.Q12]/ABS([.$D12])*1000000" office:value-type="float" office:value="278.634685909173" calcext:value-type="float">
            <text:p>278.6</text:p>
          </table:table-cell>
          <table:table-cell table:formula="of:=[.R12]/ABS([.$D12])*1000000" office:value-type="float" office:value="177.246694132426" calcext:value-type="float">
            <text:p>177.2</text:p>
          </table:table-cell>
          <table:table-cell table:formula="of:=[.S12]/ABS([.$D12])*1000000" office:value-type="float" office:value="5.7856375694065" calcext:value-type="float">
            <text:p>5.8</text:p>
          </table:table-cell>
          <table:table-cell table:formula="of:=[.T12]/ABS([.$D12])*1000000" office:value-type="float" office:value="2.95026696532332" calcext:value-type="float">
            <text:p>3.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[Ne]3s2 (1S)</text:p>
          </table:table-cell>
          <table:table-cell office:value-type="float" office:value="-199.614636425" calcext:value-type="float">
            <text:p>-199.614636425</text:p>
          </table:table-cell>
          <table:table-cell office:value-type="float" office:value="-199.56520214" calcext:value-type="float">
            <text:p>-199.56520214</text:p>
          </table:table-cell>
          <table:table-cell office:value-type="float" office:value="-199.58245649" calcext:value-type="float">
            <text:p>-199.58245649</text:p>
          </table:table-cell>
          <table:table-cell office:value-type="float" office:value="-199.61242581" calcext:value-type="float">
            <text:p>-199.61242581</text:p>
          </table:table-cell>
          <table:table-cell office:value-type="float" office:value="-199.61395761" calcext:value-type="float">
            <text:p>-199.61395761</text:p>
          </table:table-cell>
          <table:table-cell table:number-columns-repeated="4" office:value-type="float" office:value="-199.61340004" calcext:value-type="float">
            <text:p>-199.61340004</text:p>
          </table:table-cell>
          <table:table-cell office:value-type="float" office:value="-199.61191525" calcext:value-type="float">
            <text:p>-199.61191525</text:p>
          </table:table-cell>
          <table:table-cell office:value-type="float" office:value="-199.61191524" calcext:value-type="float">
            <text:p>-199.61191524</text:p>
          </table:table-cell>
          <table:table-cell office:value-type="float" office:value="-199.61191525" calcext:value-type="float">
            <text:p>-199.61191525</text:p>
          </table:table-cell>
          <table:table-cell office:value-type="float" office:value="-199.61191524" calcext:value-type="float">
            <text:p>-199.61191524</text:p>
          </table:table-cell>
          <table:table-cell table:formula="of:=[.E13]-[.$D13]" office:value-type="float" office:value="0.0494342849999896" calcext:value-type="float">
            <text:p>0.049434</text:p>
          </table:table-cell>
          <table:table-cell table:formula="of:=[.F13]-[.$D13]" office:value-type="float" office:value="0.0321799349999878" calcext:value-type="float">
            <text:p>0.032180</text:p>
          </table:table-cell>
          <table:table-cell table:formula="of:=[.G13]-[.$D13]" office:value-type="float" office:value="0.00221061499999564" calcext:value-type="float">
            <text:p>0.002211</text:p>
          </table:table-cell>
          <table:table-cell table:style-name="ce2" table:formula="of:=[.H13]-[.$D13]" office:value-type="float" office:value="0.000678814999986344" calcext:value-type="float">
            <text:p>0.000679</text:p>
          </table:table-cell>
          <table:table-cell table:formula="of:=[.Q13]/ABS([.$D13])*1000000" office:value-type="float" office:value="247.648598746732" calcext:value-type="float">
            <text:p>247.6</text:p>
          </table:table-cell>
          <table:table-cell table:formula="of:=[.R13]/ABS([.$D13])*1000000" office:value-type="float" office:value="161.210297883535" calcext:value-type="float">
            <text:p>161.2</text:p>
          </table:table-cell>
          <table:table-cell table:formula="of:=[.S13]/ABS([.$D13])*1000000" office:value-type="float" office:value="11.0744133776294" calcext:value-type="float">
            <text:p>11.1</text:p>
          </table:table-cell>
          <table:table-cell table:formula="of:=[.T13]/ABS([.$D13])*1000000" office:value-type="float" office:value="3.40062738957216" calcext:value-type="float">
            <text:p>3.4</text:p>
          </table:table-cell>
          <table:table-cell table:formula="of:=([.I13]-[.$D13])/ABS([.$D13])*1000000" office:value-type="float" office:value="6.19385943907526" calcext:value-type="float">
            <text:p>6.19</text:p>
          </table:table-cell>
          <table:table-cell table:formula="of:=([.J13]-[.$D13])/ABS([.$D13])*1000000" office:value-type="float" office:value="6.19385943907526" calcext:value-type="float">
            <text:p>6.19</text:p>
          </table:table-cell>
          <table:table-cell table:formula="of:=([.K13]-[.$D13])/ABS([.$D13])*1000000" office:value-type="float" office:value="6.19385943907526" calcext:value-type="float">
            <text:p>6.19</text:p>
          </table:table-cell>
          <table:table-cell table:formula="of:=([.L13]-[.$D13])/ABS([.$D13])*1000000" office:value-type="float" office:value="6.19385943907526" calcext:value-type="float">
            <text:p>6.19</text:p>
          </table:table-cell>
          <table:table-cell table:formula="of:=([.M13]-[.$D13])/ABS([.$D13])*1000000" office:value-type="float" office:value="13.6321416540961" calcext:value-type="float">
            <text:p>13.63</text:p>
          </table:table-cell>
          <table:table-cell table:formula="of:=([.N13]-[.$D13])/ABS([.$D13])*1000000" office:value-type="float" office:value="13.6321917506627" calcext:value-type="float">
            <text:p>13.63</text:p>
          </table:table-cell>
          <table:table-cell table:formula="of:=([.O13]-[.$D13])/ABS([.$D13])*1000000" office:value-type="float" office:value="13.6321416540961" calcext:value-type="float">
            <text:p>13.63</text:p>
          </table:table-cell>
          <table:table-cell table:formula="of:=([.P13]-[.$D13])/ABS([.$D13])*1000000" office:value-type="float" office:value="13.6321917506627" calcext:value-type="float">
            <text:p>13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[Ne]3s 3p ( P)</text:p>
          </table:table-cell>
          <table:table-cell office:value-type="float" office:value="-241.876707251" calcext:value-type="float">
            <text:p>-241.876707251</text:p>
          </table:table-cell>
          <table:table-cell office:value-type="float" office:value="-241.82691919" calcext:value-type="float">
            <text:p>-241.82691919</text:p>
          </table:table-cell>
          <table:table-cell office:value-type="float" office:value="-241.84234883" calcext:value-type="float">
            <text:p>-241.84234883</text:p>
          </table:table-cell>
          <table:table-cell table:number-columns-repeated="2" office:value-type="float" office:value="-241.87544235" calcext:value-type="float">
            <text:p>-241.87544235</text:p>
          </table:table-cell>
          <table:table-cell table:number-columns-repeated="8"/>
          <table:table-cell table:formula="of:=[.E14]-[.$D14]" office:value-type="float" office:value="0.0497880609999868" calcext:value-type="float">
            <text:p>0.049788</text:p>
          </table:table-cell>
          <table:table-cell table:formula="of:=[.F14]-[.$D14]" office:value-type="float" office:value="0.0343584210000074" calcext:value-type="float">
            <text:p>0.034358</text:p>
          </table:table-cell>
          <table:table-cell table:formula="of:=[.G14]-[.$D14]" office:value-type="float" office:value="0.0012649010000132" calcext:value-type="float">
            <text:p>0.001265</text:p>
          </table:table-cell>
          <table:table-cell table:style-name="ce2" table:formula="of:=[.H14]-[.$D14]" office:value-type="float" office:value="0.0012649010000132" calcext:value-type="float">
            <text:p>0.001265</text:p>
          </table:table-cell>
          <table:table-cell table:formula="of:=[.Q14]/ABS([.$D14])*1000000" office:value-type="float" office:value="205.840659755306" calcext:value-type="float">
            <text:p>205.8</text:p>
          </table:table-cell>
          <table:table-cell table:formula="of:=[.R14]/ABS([.$D14])*1000000" office:value-type="float" office:value="142.049316738685" calcext:value-type="float">
            <text:p>142.0</text:p>
          </table:table-cell>
          <table:table-cell table:formula="of:=[.S14]/ABS([.$D14])*1000000" office:value-type="float" office:value="5.22952794582483" calcext:value-type="float">
            <text:p>5.2</text:p>
          </table:table-cell>
          <table:table-cell table:formula="of:=[.T14]/ABS([.$D14])*1000000" office:value-type="float" office:value="5.22952794582483" calcext:value-type="float">
            <text:p>5.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[Ne]3s23p2 (3P)</text:p>
          </table:table-cell>
          <table:table-cell office:value-type="float" office:value="-288.854362517" calcext:value-type="float">
            <text:p>-288.854362517</text:p>
          </table:table-cell>
          <table:table-cell office:value-type="float" office:value="-288.79881121" calcext:value-type="float">
            <text:p>-288.79881121</text:p>
          </table:table-cell>
          <table:table-cell office:value-type="float" office:value="-288.81604418" calcext:value-type="float">
            <text:p>-288.81604418</text:p>
          </table:table-cell>
          <table:table-cell table:number-columns-repeated="2" office:value-type="float" office:value="-288.85227671" calcext:value-type="float">
            <text:p>-288.85227671</text:p>
          </table:table-cell>
          <table:table-cell table:number-columns-repeated="8"/>
          <table:table-cell table:formula="of:=[.E15]-[.$D15]" office:value-type="float" office:value="0.0555513070000302" calcext:value-type="float">
            <text:p>0.055551</text:p>
          </table:table-cell>
          <table:table-cell table:formula="of:=[.F15]-[.$D15]" office:value-type="float" office:value="0.0383183370000211" calcext:value-type="float">
            <text:p>0.038318</text:p>
          </table:table-cell>
          <table:table-cell table:formula="of:=[.G15]-[.$D15]" office:value-type="float" office:value="0.00208580700001448" calcext:value-type="float">
            <text:p>0.002086</text:p>
          </table:table-cell>
          <table:table-cell table:style-name="ce2" table:formula="of:=[.H15]-[.$D15]" office:value-type="float" office:value="0.00208580700001448" calcext:value-type="float">
            <text:p>0.002086</text:p>
          </table:table-cell>
          <table:table-cell table:formula="of:=[.Q15]/ABS([.$D15])*1000000" office:value-type="float" office:value="192.315970290256" calcext:value-type="float">
            <text:p>192.3</text:p>
          </table:table-cell>
          <table:table-cell table:formula="of:=[.R15]/ABS([.$D15])*1000000" office:value-type="float" office:value="132.656251635341" calcext:value-type="float">
            <text:p>132.7</text:p>
          </table:table-cell>
          <table:table-cell table:formula="of:=[.S15]/ABS([.$D15])*1000000" office:value-type="float" office:value="7.22096416283734" calcext:value-type="float">
            <text:p>7.2</text:p>
          </table:table-cell>
          <table:table-cell table:formula="of:=[.T15]/ABS([.$D15])*1000000" office:value-type="float" office:value="7.22096416283734" calcext:value-type="float">
            <text:p>7.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Ne]3s23p3 (4S)</text:p>
          </table:table-cell>
          <table:table-cell office:value-type="float" office:value="-340.718780975" calcext:value-type="float">
            <text:p>-340.718780975</text:p>
          </table:table-cell>
          <table:table-cell office:value-type="float" office:value="-340.65328953" calcext:value-type="float">
            <text:p>-340.65328953</text:p>
          </table:table-cell>
          <table:table-cell office:value-type="float" office:value="-340.67601735" calcext:value-type="float">
            <text:p>-340.67601735</text:p>
          </table:table-cell>
          <table:table-cell table:number-columns-repeated="2" office:value-type="float" office:value="-340.71570292" calcext:value-type="float">
            <text:p>-340.71570292</text:p>
          </table:table-cell>
          <table:table-cell table:number-columns-repeated="8"/>
          <table:table-cell table:formula="of:=[.E16]-[.$D16]" office:value-type="float" office:value="0.0654914450000206" calcext:value-type="float">
            <text:p>0.065491</text:p>
          </table:table-cell>
          <table:table-cell table:formula="of:=[.F16]-[.$D16]" office:value-type="float" office:value="0.0427636250000205" calcext:value-type="float">
            <text:p>0.042764</text:p>
          </table:table-cell>
          <table:table-cell table:formula="of:=[.G16]-[.$D16]" office:value-type="float" office:value="0.00307805500000313" calcext:value-type="float">
            <text:p>0.003078</text:p>
          </table:table-cell>
          <table:table-cell table:style-name="ce2" table:formula="of:=[.H16]-[.$D16]" office:value-type="float" office:value="0.00307805500000313" calcext:value-type="float">
            <text:p>0.003078</text:p>
          </table:table-cell>
          <table:table-cell table:formula="of:=[.Q16]/ABS([.$D16])*1000000" office:value-type="float" office:value="192.215541546053" calcext:value-type="float">
            <text:p>192.2</text:p>
          </table:table-cell>
          <table:table-cell table:formula="of:=[.R16]/ABS([.$D16])*1000000" office:value-type="float" office:value="125.51003169725" calcext:value-type="float">
            <text:p>125.5</text:p>
          </table:table-cell>
          <table:table-cell table:formula="of:=[.S16]/ABS([.$D16])*1000000" office:value-type="float" office:value="9.03400449835779" calcext:value-type="float">
            <text:p>9.0</text:p>
          </table:table-cell>
          <table:table-cell table:formula="of:=[.T16]/ABS([.$D16])*1000000" office:value-type="float" office:value="9.03400449835779" calcext:value-type="float">
            <text:p>9.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Ne]3s23p4 (3P)</text:p>
          </table:table-cell>
          <table:table-cell office:value-type="float" office:value="-397.504895917" calcext:value-type="float">
            <text:p>-397.504895917</text:p>
          </table:table-cell>
          <table:table-cell office:value-type="float" office:value="-397.43506317" calcext:value-type="float">
            <text:p>-397.43506317</text:p>
          </table:table-cell>
          <table:table-cell office:value-type="float" office:value="-397.45768027" calcext:value-type="float">
            <text:p>-397.45768027</text:p>
          </table:table-cell>
          <table:table-cell table:number-columns-repeated="2" office:value-type="float" office:value="-397.50241374" calcext:value-type="float">
            <text:p>-397.50241374</text:p>
          </table:table-cell>
          <table:table-cell table:number-columns-repeated="8"/>
          <table:table-cell table:formula="of:=[.E17]-[.$D17]" office:value-type="float" office:value="0.0698327470000209" calcext:value-type="float">
            <text:p>0.069833</text:p>
          </table:table-cell>
          <table:table-cell table:formula="of:=[.F17]-[.$D17]" office:value-type="float" office:value="0.0472156469999732" calcext:value-type="float">
            <text:p>0.047216</text:p>
          </table:table-cell>
          <table:table-cell table:formula="of:=[.G17]-[.$D17]" office:value-type="float" office:value="0.00248217699999032" calcext:value-type="float">
            <text:p>0.002482</text:p>
          </table:table-cell>
          <table:table-cell table:style-name="ce2" table:formula="of:=[.H17]-[.$D17]" office:value-type="float" office:value="0.00248217699999032" calcext:value-type="float">
            <text:p>0.002482</text:p>
          </table:table-cell>
          <table:table-cell table:formula="of:=[.Q17]/ABS([.$D17])*1000000" office:value-type="float" office:value="175.67770288445" calcext:value-type="float">
            <text:p>175.7</text:p>
          </table:table-cell>
          <table:table-cell table:formula="of:=[.R17]/ABS([.$D17])*1000000" office:value-type="float" office:value="118.780038900029" calcext:value-type="float">
            <text:p>118.8</text:p>
          </table:table-cell>
          <table:table-cell table:formula="of:=[.S17]/ABS([.$D17])*1000000" office:value-type="float" office:value="6.24439352945379" calcext:value-type="float">
            <text:p>6.2</text:p>
          </table:table-cell>
          <table:table-cell table:formula="of:=[.T17]/ABS([.$D17])*1000000" office:value-type="float" office:value="6.24439352945379" calcext:value-type="float">
            <text:p>6.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[Ne]3s23p5 (2P)</text:p>
          </table:table-cell>
          <table:table-cell office:value-type="float" office:value="-459.482072393" calcext:value-type="float">
            <text:p>-459.482072393</text:p>
          </table:table-cell>
          <table:table-cell office:value-type="float" office:value="-459.40238133" calcext:value-type="float">
            <text:p>-459.40238133</text:p>
          </table:table-cell>
          <table:table-cell office:value-type="float" office:value="-459.42841612" calcext:value-type="float">
            <text:p>-459.42841612</text:p>
          </table:table-cell>
          <table:table-cell table:number-columns-repeated="2" office:value-type="float" office:value="-459.47890206" calcext:value-type="float">
            <text:p>-459.47890206</text:p>
          </table:table-cell>
          <table:table-cell table:number-columns-repeated="8"/>
          <table:table-cell table:formula="of:=[.E18]-[.$D18]" office:value-type="float" office:value="0.0796910629999843" calcext:value-type="float">
            <text:p>0.079691</text:p>
          </table:table-cell>
          <table:table-cell table:formula="of:=[.F18]-[.$D18]" office:value-type="float" office:value="0.0536562730000014" calcext:value-type="float">
            <text:p>0.053656</text:p>
          </table:table-cell>
          <table:table-cell table:formula="of:=[.G18]-[.$D18]" office:value-type="float" office:value="0.00317033300001413" calcext:value-type="float">
            <text:p>0.003170</text:p>
          </table:table-cell>
          <table:table-cell table:style-name="ce2" table:formula="of:=[.H18]-[.$D18]" office:value-type="float" office:value="0.00317033300001413" calcext:value-type="float">
            <text:p>0.003170</text:p>
          </table:table-cell>
          <table:table-cell table:formula="of:=[.Q18]/ABS([.$D18])*1000000" office:value-type="float" office:value="173.436718836385" calcext:value-type="float">
            <text:p>173.4</text:p>
          </table:table-cell>
          <table:table-cell table:formula="of:=[.R18]/ABS([.$D18])*1000000" office:value-type="float" office:value="116.775552788289" calcext:value-type="float">
            <text:p>116.8</text:p>
          </table:table-cell>
          <table:table-cell table:formula="of:=[.S18]/ABS([.$D18])*1000000" office:value-type="float" office:value="6.8997969463812" calcext:value-type="float">
            <text:p>6.9</text:p>
          </table:table-cell>
          <table:table-cell table:formula="of:=[.T18]/ABS([.$D18])*1000000" office:value-type="float" office:value="6.8997969463812" calcext:value-type="float">
            <text:p>6.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[Ne]3s23p6 (1S)</text:p>
          </table:table-cell>
          <table:table-cell office:value-type="float" office:value="-526.817512803" calcext:value-type="float">
            <text:p>-526.817512803</text:p>
          </table:table-cell>
          <table:table-cell office:value-type="float" office:value="-526.7227927" calcext:value-type="float">
            <text:p>-526.7227927</text:p>
          </table:table-cell>
          <table:table-cell office:value-type="float" office:value="-526.75689912" calcext:value-type="float">
            <text:p>-526.75689912</text:p>
          </table:table-cell>
          <table:table-cell office:value-type="float" office:value="-526.81199151" calcext:value-type="float">
            <text:p>-526.81199151</text:p>
          </table:table-cell>
          <table:table-cell office:value-type="float" office:value="-526.81279711" calcext:value-type="float">
            <text:p>-526.81279711</text:p>
          </table:table-cell>
          <table:table-cell table:number-columns-repeated="4" office:value-type="float" office:value="-526.81362747" calcext:value-type="float">
            <text:p>-526.81362747</text:p>
          </table:table-cell>
          <table:table-cell table:number-columns-repeated="4" office:value-type="float" office:value="-526.81213179" calcext:value-type="float">
            <text:p>-526.81213179</text:p>
          </table:table-cell>
          <table:table-cell table:formula="of:=[.E19]-[.$D19]" office:value-type="float" office:value="0.094720102999986" calcext:value-type="float">
            <text:p>0.094720</text:p>
          </table:table-cell>
          <table:table-cell table:formula="of:=[.F19]-[.$D19]" office:value-type="float" office:value="0.0606136830000423" calcext:value-type="float">
            <text:p>0.060614</text:p>
          </table:table-cell>
          <table:table-cell table:formula="of:=[.G19]-[.$D19]" office:value-type="float" office:value="0.00552129300001525" calcext:value-type="float">
            <text:p>0.005521</text:p>
          </table:table-cell>
          <table:table-cell table:style-name="ce2" table:formula="of:=[.H19]-[.$D19]" office:value-type="float" office:value="0.00471569299998009" calcext:value-type="float">
            <text:p>0.004716</text:p>
          </table:table-cell>
          <table:table-cell table:formula="of:=[.Q19]/ABS([.$D19])*1000000" office:value-type="float" office:value="179.796800026665" calcext:value-type="float">
            <text:p>179.8</text:p>
          </table:table-cell>
          <table:table-cell table:formula="of:=[.R19]/ABS([.$D19])*1000000" office:value-type="float" office:value="115.05631746663" calcext:value-type="float">
            <text:p>115.1</text:p>
          </table:table-cell>
          <table:table-cell table:formula="of:=[.S19]/ABS([.$D19])*1000000" office:value-type="float" office:value="10.4804659409261" calcext:value-type="float">
            <text:p>10.5</text:p>
          </table:table-cell>
          <table:table-cell table:formula="of:=[.T19]/ABS([.$D19])*1000000" office:value-type="float" office:value="8.9512836710565" calcext:value-type="float">
            <text:p>9.0</text:p>
          </table:table-cell>
          <table:table-cell table:formula="of:=([.I19]-[.$D19])/ABS([.$D19])*1000000" office:value-type="float" office:value="7.3751022043642" calcext:value-type="float">
            <text:p>7.38</text:p>
          </table:table-cell>
          <table:table-cell table:formula="of:=([.J19]-[.$D19])/ABS([.$D19])*1000000" office:value-type="float" office:value="7.3751022043642" calcext:value-type="float">
            <text:p>7.38</text:p>
          </table:table-cell>
          <table:table-cell table:formula="of:=([.K19]-[.$D19])/ABS([.$D19])*1000000" office:value-type="float" office:value="7.3751022043642" calcext:value-type="float">
            <text:p>7.38</text:p>
          </table:table-cell>
          <table:table-cell table:formula="of:=([.L19]-[.$D19])/ABS([.$D19])*1000000" office:value-type="float" office:value="7.3751022043642" calcext:value-type="float">
            <text:p>7.38</text:p>
          </table:table-cell>
          <table:table-cell table:formula="of:=([.M19]-[.$D19])/ABS([.$D19])*1000000" office:value-type="float" office:value="10.2141877770967" calcext:value-type="float">
            <text:p>10.21</text:p>
          </table:table-cell>
          <table:table-cell table:formula="of:=([.N19]-[.$D19])/ABS([.$D19])*1000000" office:value-type="float" office:value="10.2141877770967" calcext:value-type="float">
            <text:p>10.21</text:p>
          </table:table-cell>
          <table:table-cell table:formula="of:=([.O19]-[.$D19])/ABS([.$D19])*1000000" office:value-type="float" office:value="10.2141877770967" calcext:value-type="float">
            <text:p>10.21</text:p>
          </table:table-cell>
          <table:table-cell table:formula="of:=([.P19]-[.$D19])/ABS([.$D19])*1000000" office:value-type="float" office:value="10.2141877770967" calcext:value-type="float">
            <text:p>10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[Ar]4s1 (2S)</text:p>
          </table:table-cell>
          <table:table-cell office:value-type="float" office:value="-599.164786767" calcext:value-type="float">
            <text:p>-599.164786767</text:p>
          </table:table-cell>
          <table:table-cell office:value-type="float" office:value="-599.05476784" calcext:value-type="float">
            <text:p>-599.05476784</text:p>
          </table:table-cell>
          <table:table-cell office:value-type="float" office:value="-599.09947508" calcext:value-type="float">
            <text:p>-599.09947508</text:p>
          </table:table-cell>
          <table:table-cell office:value-type="float" office:value="-599.15602601" calcext:value-type="float">
            <text:p>-599.15602601</text:p>
          </table:table-cell>
          <table:table-cell office:value-type="float" office:value="-599.15769524" calcext:value-type="float">
            <text:p>-599.15769524</text:p>
          </table:table-cell>
          <table:table-cell table:number-columns-repeated="8"/>
          <table:table-cell table:formula="of:=[.E20]-[.$D20]" office:value-type="float" office:value="0.110018927000056" calcext:value-type="float">
            <text:p>0.110019</text:p>
          </table:table-cell>
          <table:table-cell table:formula="of:=[.F20]-[.$D20]" office:value-type="float" office:value="0.0653116869999622" calcext:value-type="float">
            <text:p>0.065312</text:p>
          </table:table-cell>
          <table:table-cell table:formula="of:=[.G20]-[.$D20]" office:value-type="float" office:value="0.00876075700000456" calcext:value-type="float">
            <text:p>0.008761</text:p>
          </table:table-cell>
          <table:table-cell table:style-name="ce2" table:formula="of:=[.H20]-[.$D20]" office:value-type="float" office:value="0.00709152700005689" calcext:value-type="float">
            <text:p>0.007092</text:p>
          </table:table-cell>
          <table:table-cell table:formula="of:=[.Q20]/ABS([.$D20])*1000000" office:value-type="float" office:value="183.620482094251" calcext:value-type="float">
            <text:p>183.6</text:p>
          </table:table-cell>
          <table:table-cell table:formula="of:=[.R20]/ABS([.$D20])*1000000" office:value-type="float" office:value="109.004548402075" calcext:value-type="float">
            <text:p>109.0</text:p>
          </table:table-cell>
          <table:table-cell table:formula="of:=[.S20]/ABS([.$D20])*1000000" office:value-type="float" office:value="14.6216152776204" calcext:value-type="float">
            <text:p>14.6</text:p>
          </table:table-cell>
          <table:table-cell table:formula="of:=[.T20]/ABS([.$D20])*1000000" office:value-type="float" office:value="11.8356872043861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[Ar]4s2 (1S)</text:p>
          </table:table-cell>
          <table:table-cell office:value-type="float" office:value="-676.758185925" calcext:value-type="float">
            <text:p>-676.758185925</text:p>
          </table:table-cell>
          <table:table-cell office:value-type="float" office:value="-676.6389518" calcext:value-type="float">
            <text:p>-676.6389518</text:p>
          </table:table-cell>
          <table:table-cell office:value-type="float" office:value="-676.68751228" calcext:value-type="float">
            <text:p>-676.68751228</text:p>
          </table:table-cell>
          <table:table-cell office:value-type="float" office:value="-676.74554087" calcext:value-type="float">
            <text:p>-676.74554087</text:p>
          </table:table-cell>
          <table:table-cell office:value-type="float" office:value="-676.74866616" calcext:value-type="float">
            <text:p>-676.74866616</text:p>
          </table:table-cell>
          <table:table-cell table:number-columns-repeated="4" office:value-type="float" office:value="-676.74940173" calcext:value-type="float">
            <text:p>-676.74940173</text:p>
          </table:table-cell>
          <table:table-cell table:number-columns-repeated="4" office:value-type="float" office:value="-676.74685618" calcext:value-type="float">
            <text:p>-676.74685618</text:p>
          </table:table-cell>
          <table:table-cell table:formula="of:=[.E21]-[.$D21]" office:value-type="float" office:value="0.119234125000048" calcext:value-type="float">
            <text:p>0.119234</text:p>
          </table:table-cell>
          <table:table-cell table:formula="of:=[.F21]-[.$D21]" office:value-type="float" office:value="0.0706736450000562" calcext:value-type="float">
            <text:p>0.070674</text:p>
          </table:table-cell>
          <table:table-cell table:formula="of:=[.G21]-[.$D21]" office:value-type="float" office:value="0.0126450550000072" calcext:value-type="float">
            <text:p>0.012645</text:p>
          </table:table-cell>
          <table:table-cell table:style-name="ce6" table:formula="of:=[.H21]-[.$D21]" office:value-type="float" office:value="0.00951976500005003" calcext:value-type="float">
            <text:p>0.009520</text:p>
          </table:table-cell>
          <table:table-cell table:formula="of:=[.Q21]/ABS([.$D21])*1000000" office:value-type="float" office:value="176.184237560537" calcext:value-type="float">
            <text:p>176.2</text:p>
          </table:table-cell>
          <table:table-cell table:formula="of:=[.R21]/ABS([.$D21])*1000000" office:value-type="float" office:value="104.429686215703" calcext:value-type="float">
            <text:p>104.4</text:p>
          </table:table-cell>
          <table:table-cell table:formula="of:=[.S21]/ABS([.$D21])*1000000" office:value-type="float" office:value="18.6847462845593" calcext:value-type="float">
            <text:p>18.7</text:p>
          </table:table-cell>
          <table:table-cell table:formula="of:=[.T21]/ABS([.$D21])*1000000" office:value-type="float" office:value="14.0667157014707" calcext:value-type="float">
            <text:p>14.1</text:p>
          </table:table-cell>
          <table:table-cell table:formula="of:=([.I21]-[.$D21])/ABS([.$D21])*1000000" office:value-type="float" office:value="12.9798134439546" calcext:value-type="float">
            <text:p>12.98</text:p>
          </table:table-cell>
          <table:table-cell table:formula="of:=([.J21]-[.$D21])/ABS([.$D21])*1000000" office:value-type="float" office:value="12.9798134439546" calcext:value-type="float">
            <text:p>12.98</text:p>
          </table:table-cell>
          <table:table-cell table:formula="of:=([.K21]-[.$D21])/ABS([.$D21])*1000000" office:value-type="float" office:value="12.9798134439546" calcext:value-type="float">
            <text:p>12.98</text:p>
          </table:table-cell>
          <table:table-cell table:formula="of:=([.L21]-[.$D21])/ABS([.$D21])*1000000" office:value-type="float" office:value="12.9798134439546" calcext:value-type="float">
            <text:p>12.98</text:p>
          </table:table-cell>
          <table:table-cell table:formula="of:=([.M21]-[.$D21])/ABS([.$D21])*1000000" office:value-type="float" office:value="16.7412012675195" calcext:value-type="float">
            <text:p>16.74</text:p>
          </table:table-cell>
          <table:table-cell table:formula="of:=([.N21]-[.$D21])/ABS([.$D21])*1000000" office:value-type="float" office:value="16.7412012675195" calcext:value-type="float">
            <text:p>16.74</text:p>
          </table:table-cell>
          <table:table-cell table:formula="of:=([.O21]-[.$D21])/ABS([.$D21])*1000000" office:value-type="float" office:value="16.7412012675195" calcext:value-type="float">
            <text:p>16.74</text:p>
          </table:table-cell>
          <table:table-cell table:formula="of:=([.P21]-[.$D21])/ABS([.$D21])*1000000" office:value-type="float" office:value="16.7412012675195" calcext:value-type="float">
            <text:p>16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[Ar]4s23d1 (2D)</text:p>
          </table:table-cell>
          <table:table-cell office:value-type="float" office:value="-759.735718041" calcext:value-type="float">
            <text:p>-759.735718041</text:p>
          </table:table-cell>
          <table:table-cell office:value-type="float" office:value="-759.58896925" calcext:value-type="float">
            <text:p>-759.58896925</text:p>
          </table:table-cell>
          <table:table-cell office:value-type="float" office:value="-759.43356194" calcext:value-type="float">
            <text:p>-759.43356194</text:p>
          </table:table-cell>
          <table:table-cell office:value-type="float" office:value="-759.55523814" calcext:value-type="float">
            <text:p>-759.55523814</text:p>
          </table:table-cell>
          <table:table-cell office:value-type="float" office:value="-759.64316915" calcext:value-type="float">
            <text:p>-759.64316915</text:p>
          </table:table-cell>
          <table:table-cell table:number-columns-repeated="8"/>
          <table:table-cell table:formula="of:=[.E22]-[.$D22]" office:value-type="float" office:value="0.14674879100005" calcext:value-type="float">
            <text:p>0.146749</text:p>
          </table:table-cell>
          <table:table-cell table:style-name="ce3" table:formula="of:=[.F22]-[.$D22]" office:value-type="float" office:value="0.302156101000037" calcext:value-type="float">
            <text:p>0.302156</text:p>
          </table:table-cell>
          <table:table-cell table:style-name="ce4" table:formula="of:=[.G22]-[.$D22]" office:value-type="float" office:value="0.180479901000012" calcext:value-type="float">
            <text:p>0.180480</text:p>
          </table:table-cell>
          <table:table-cell table:style-name="ce4" table:formula="of:=[.H22]-[.$D22]" office:value-type="float" office:value="0.0925488910000922" calcext:value-type="float">
            <text:p>0.092549</text:p>
          </table:table-cell>
          <table:table-cell table:formula="of:=[.Q22]/ABS([.$D22])*1000000" office:value-type="float" office:value="193.157683014359" calcext:value-type="float">
            <text:p>193.2</text:p>
          </table:table-cell>
          <table:table-cell table:style-name="ce8" table:formula="of:=[.R22]/ABS([.$D22])*1000000" office:value-type="float" office:value="397.712117286199" calcext:value-type="float">
            <text:p>397.7</text:p>
          </table:table-cell>
          <table:table-cell table:style-name="ce8" table:formula="of:=[.S22]/ABS([.$D22])*1000000" office:value-type="float" office:value="237.556161589171" calcext:value-type="float">
            <text:p>237.6</text:p>
          </table:table-cell>
          <table:table-cell table:style-name="ce8" table:formula="of:=[.T22]/ABS([.$D22])*1000000" office:value-type="float" office:value="121.817217227501" calcext:value-type="float">
            <text:p>121.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[Ar]4s23d2 (3F)</text:p>
          </table:table-cell>
          <table:table-cell office:value-type="float" office:value="-848.405996991" calcext:value-type="float">
            <text:p>-848.405996991</text:p>
          </table:table-cell>
          <table:table-cell office:value-type="float" office:value="-848.22904849" calcext:value-type="float">
            <text:p>-848.22904849</text:p>
          </table:table-cell>
          <table:table-cell office:value-type="float" office:value="-848.06361414" calcext:value-type="float">
            <text:p>-848.06361414</text:p>
          </table:table-cell>
          <table:table-cell office:value-type="float" office:value="-848.19867509" calcext:value-type="float">
            <text:p>-848.19867509</text:p>
          </table:table-cell>
          <table:table-cell office:value-type="float" office:value="-848.30935949" calcext:value-type="float">
            <text:p>-848.30935949</text:p>
          </table:table-cell>
          <table:table-cell table:number-columns-repeated="8"/>
          <table:table-cell table:formula="of:=[.E23]-[.$D23]" office:value-type="float" office:value="0.176948501000084" calcext:value-type="float">
            <text:p>0.176949</text:p>
          </table:table-cell>
          <table:table-cell table:style-name="ce3" table:formula="of:=[.F23]-[.$D23]" office:value-type="float" office:value="0.342382851000025" calcext:value-type="float">
            <text:p>0.342383</text:p>
          </table:table-cell>
          <table:table-cell table:style-name="ce4" table:formula="of:=[.G23]-[.$D23]" office:value-type="float" office:value="0.207321901" calcext:value-type="float">
            <text:p>0.207322</text:p>
          </table:table-cell>
          <table:table-cell table:style-name="ce4" table:formula="of:=[.H23]-[.$D23]" office:value-type="float" office:value="0.096637501000032" calcext:value-type="float">
            <text:p>0.096638</text:p>
          </table:table-cell>
          <table:table-cell table:formula="of:=[.Q23]/ABS([.$D23])*1000000" office:value-type="float" office:value="208.56583007152" calcext:value-type="float">
            <text:p>208.6</text:p>
          </table:table-cell>
          <table:table-cell table:style-name="ce8" table:formula="of:=[.R23]/ABS([.$D23])*1000000" office:value-type="float" office:value="403.560149520792" calcext:value-type="float">
            <text:p>403.6</text:p>
          </table:table-cell>
          <table:table-cell table:style-name="ce8" table:formula="of:=[.S23]/ABS([.$D23])*1000000" office:value-type="float" office:value="244.366378520777" calcext:value-type="float">
            <text:p>244.4</text:p>
          </table:table-cell>
          <table:table-cell table:style-name="ce8" table:formula="of:=[.T23]/ABS([.$D23])*1000000" office:value-type="float" office:value="113.904783019888" calcext:value-type="float">
            <text:p>113.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Ar]4s23d3 (4F)</text:p>
          </table:table-cell>
          <table:table-cell office:value-type="float" office:value="-942.884337738" calcext:value-type="float">
            <text:p>-942.884337738</text:p>
          </table:table-cell>
          <table:table-cell office:value-type="float" office:value="-942.682072" calcext:value-type="float">
            <text:p>-942.682072</text:p>
          </table:table-cell>
          <table:table-cell office:value-type="float" office:value="-942.55715863" calcext:value-type="float">
            <text:p>-942.55715863</text:p>
          </table:table-cell>
          <table:table-cell office:value-type="float" office:value="-942.83175249" calcext:value-type="float">
            <text:p>-942.83175249</text:p>
          </table:table-cell>
          <table:table-cell office:value-type="float" office:value="-942.83735967" calcext:value-type="float">
            <text:p>-942.83735967</text:p>
          </table:table-cell>
          <table:table-cell table:number-columns-repeated="8"/>
          <table:table-cell table:formula="of:=[.E24]-[.$D24]" office:value-type="float" office:value="0.202265738000051" calcext:value-type="float">
            <text:p>0.202266</text:p>
          </table:table-cell>
          <table:table-cell table:style-name="ce3" table:formula="of:=[.F24]-[.$D24]" office:value-type="float" office:value="0.327179107999996" calcext:value-type="float">
            <text:p>0.327179</text:p>
          </table:table-cell>
          <table:table-cell table:style-name="ce4" table:formula="of:=[.G24]-[.$D24]" office:value-type="float" office:value="0.052585248000014" calcext:value-type="float">
            <text:p>0.052585</text:p>
          </table:table-cell>
          <table:table-cell table:style-name="ce4" table:formula="of:=[.H24]-[.$D24]" office:value-type="float" office:value="0.046978068000044" calcext:value-type="float">
            <text:p>0.046978</text:p>
          </table:table-cell>
          <table:table-cell table:formula="of:=[.Q24]/ABS([.$D24])*1000000" office:value-type="float" office:value="214.518080218928" calcext:value-type="float">
            <text:p>214.5</text:p>
          </table:table-cell>
          <table:table-cell table:style-name="ce9" table:formula="of:=[.R24]/ABS([.$D24])*1000000" office:value-type="float" office:value="346.998136361991" calcext:value-type="float">
            <text:p>347.0</text:p>
          </table:table-cell>
          <table:table-cell table:style-name="ce9" table:formula="of:=[.S24]/ABS([.$D24])*1000000" office:value-type="float" office:value="55.770624132083" calcext:value-type="float">
            <text:p>55.8</text:p>
          </table:table-cell>
          <table:table-cell table:style-name="ce9" table:formula="of:=[.T24]/ABS([.$D24])*1000000" office:value-type="float" office:value="49.8237865661714" calcext:value-type="float">
            <text:p>49.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[Ar]4s13d5 (7S)</text:p>
          </table:table-cell>
          <table:table-cell office:value-type="float" office:value="-1043.35637629" calcext:value-type="float">
            <text:p>-1043.35637629</text:p>
          </table:table-cell>
          <table:table-cell office:value-type="float" office:value="-1043.09870362" calcext:value-type="float">
            <text:p>-1043.09870362</text:p>
          </table:table-cell>
          <table:table-cell office:value-type="float" office:value="-1042.99194484" calcext:value-type="float">
            <text:p>-1042.99194484</text:p>
          </table:table-cell>
          <table:table-cell office:value-type="float" office:value="-1043.30197235" calcext:value-type="float">
            <text:p>-1043.30197235</text:p>
          </table:table-cell>
          <table:table-cell office:value-type="float" office:value="-1043.30910173" calcext:value-type="float">
            <text:p>-1043.30910173</text:p>
          </table:table-cell>
          <table:table-cell table:number-columns-repeated="8"/>
          <table:table-cell table:formula="of:=[.E25]-[.$D25]" office:value-type="float" office:value="0.257672670000147" calcext:value-type="float">
            <text:p>0.257673</text:p>
          </table:table-cell>
          <table:table-cell table:style-name="ce3" table:formula="of:=[.F25]-[.$D25]" office:value-type="float" office:value="0.364431449999984" calcext:value-type="float">
            <text:p>0.364431</text:p>
          </table:table-cell>
          <table:table-cell table:style-name="ce4" table:formula="of:=[.G25]-[.$D25]" office:value-type="float" office:value="0.0544039400001566" calcext:value-type="float">
            <text:p>0.054404</text:p>
          </table:table-cell>
          <table:table-cell table:style-name="ce4" table:formula="of:=[.H25]-[.$D25]" office:value-type="float" office:value="0.0472745600000053" calcext:value-type="float">
            <text:p>0.047275</text:p>
          </table:table-cell>
          <table:table-cell table:formula="of:=[.Q25]/ABS([.$D25])*1000000" office:value-type="float" office:value="246.965155775813" calcext:value-type="float">
            <text:p>247.0</text:p>
          </table:table-cell>
          <table:table-cell table:style-name="ce9" table:formula="of:=[.R25]/ABS([.$D25])*1000000" office:value-type="float" office:value="349.287605157349" calcext:value-type="float">
            <text:p>349.3</text:p>
          </table:table-cell>
          <table:table-cell table:style-name="ce9" table:formula="of:=[.S25]/ABS([.$D25])*1000000" office:value-type="float" office:value="52.1431998083031" calcext:value-type="float">
            <text:p>52.1</text:p>
          </table:table-cell>
          <table:table-cell table:style-name="ce9" table:formula="of:=[.T25]/ABS([.$D25])*1000000" office:value-type="float" office:value="45.3100791582888" calcext:value-type="float">
            <text:p>45.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[Ar]4s23d5 (6S)</text:p>
          </table:table-cell>
          <table:table-cell office:value-type="float" office:value="-1149.86625171" calcext:value-type="float">
            <text:p>-1149.86625171</text:p>
          </table:table-cell>
          <table:table-cell table:number-columns-repeated="2"/>
          <table:table-cell office:value-type="float" office:value="-1149.72499621" calcext:value-type="float">
            <text:p>-1149.72499621</text:p>
          </table:table-cell>
          <table:table-cell office:value-type="float" office:value="-1149.73390451" calcext:value-type="float">
            <text:p>-1149.73390451</text:p>
          </table:table-cell>
          <table:table-cell table:number-columns-repeated="8"/>
          <table:table-cell table:style-name="Default" table:number-columns-repeated="2"/>
          <table:table-cell table:style-name="ce4" table:formula="of:=[.G26]-[.$D26]" office:value-type="float" office:value="0.141255499999943" calcext:value-type="float">
            <text:p>0.141255</text:p>
          </table:table-cell>
          <table:table-cell table:style-name="ce4" table:formula="of:=[.H26]-[.$D26]" office:value-type="float" office:value="0.132347199999913" calcext:value-type="float">
            <text:p>0.132347</text:p>
          </table:table-cell>
          <table:table-cell table:number-columns-repeated="2"/>
          <table:table-cell table:style-name="ce8" table:formula="of:=[.S26]/ABS([.$D26])*1000000" office:value-type="float" office:value="122.845156808349" calcext:value-type="float">
            <text:p>122.8</text:p>
          </table:table-cell>
          <table:table-cell table:style-name="ce8" table:formula="of:=[.T26]/ABS([.$D26])*1000000" office:value-type="float" office:value="115.09790795503" calcext:value-type="float">
            <text:p>115.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[Ar]4s23d10 (1S)</text:p>
          </table:table-cell>
          <table:table-cell office:value-type="float" office:value="-1777.84811619" calcext:value-type="float">
            <text:p>-1777.84811619</text:p>
          </table:table-cell>
          <table:table-cell table:number-columns-repeated="4"/>
          <table:table-cell table:number-columns-repeated="4" office:value-type="float" office:value="-1777.82332608" calcext:value-type="float">
            <text:p>-1777.82332608</text:p>
          </table:table-cell>
          <table:table-cell office:value-type="float" office:value="-1777.81212946" calcext:value-type="float">
            <text:p>-1777.81212946</text:p>
          </table:table-cell>
          <table:table-cell office:value-type="float" office:value="-1777.81212856" calcext:value-type="float">
            <text:p>-1777.81212856</text:p>
          </table:table-cell>
          <table:table-cell office:value-type="float" office:value="-1777.81212946" calcext:value-type="float">
            <text:p>-1777.81212946</text:p>
          </table:table-cell>
          <table:table-cell office:value-type="float" office:value="-1777.81212856" calcext:value-type="float">
            <text:p>-1777.812128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27]-[.$D27])/ABS([.$D27])*1000000" office:value-type="float" office:value="13.9438851801575" calcext:value-type="float">
            <text:p>13.94</text:p>
          </table:table-cell>
          <table:table-cell table:formula="of:=([.J27]-[.$D27])/ABS([.$D27])*1000000" office:value-type="float" office:value="13.9438851801575" calcext:value-type="float">
            <text:p>13.94</text:p>
          </table:table-cell>
          <table:table-cell table:formula="of:=([.K27]-[.$D27])/ABS([.$D27])*1000000" office:value-type="float" office:value="13.9438851801575" calcext:value-type="float">
            <text:p>13.94</text:p>
          </table:table-cell>
          <table:table-cell table:formula="of:=([.L27]-[.$D27])/ABS([.$D27])*1000000" office:value-type="float" office:value="13.9438851801575" calcext:value-type="float">
            <text:p>13.94</text:p>
          </table:table-cell>
          <table:table-cell table:formula="of:=([.M27]-[.$D27])/ABS([.$D27])*1000000" office:value-type="float" office:value="20.2417347534714" calcext:value-type="float">
            <text:p>20.24</text:p>
          </table:table-cell>
          <table:table-cell table:formula="of:=([.N27]-[.$D27])/ABS([.$D27])*1000000" office:value-type="float" office:value="20.2422409834602" calcext:value-type="float">
            <text:p>20.24</text:p>
          </table:table-cell>
          <table:table-cell table:formula="of:=([.O27]-[.$D27])/ABS([.$D27])*1000000" office:value-type="float" office:value="20.2417347534714" calcext:value-type="float">
            <text:p>20.24</text:p>
          </table:table-cell>
          <table:table-cell table:formula="of:=([.P27]-[.$D27])/ABS([.$D27])*1000000" office:value-type="float" office:value="20.2422409834602" calcext:value-type="float">
            <text:p>20.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[Ar]4s23d104p6 (1S)</text:p>
          </table:table-cell>
          <table:table-cell office:value-type="float" office:value="-2752.05497735" calcext:value-type="float">
            <text:p>-2752.05497735</text:p>
          </table:table-cell>
          <table:table-cell table:number-columns-repeated="4"/>
          <table:table-cell table:number-columns-repeated="4" office:value-type="float" office:value="-2752.00729655" calcext:value-type="float">
            <text:p>-2752.00729655</text:p>
          </table:table-cell>
          <table:table-cell table:number-columns-repeated="3" office:value-type="float" office:value="-2751.93620393" calcext:value-type="float">
            <text:p>-2751.93620393</text:p>
          </table:table-cell>
          <table:table-cell office:value-type="float" office:value="-2751.93620392" calcext:value-type="float">
            <text:p>-2751.9362039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28]-[.$D28])/ABS([.$D28])*1000000" office:value-type="float" office:value="17.3255259770356" calcext:value-type="float">
            <text:p>17.33</text:p>
          </table:table-cell>
          <table:table-cell table:formula="of:=([.J28]-[.$D28])/ABS([.$D28])*1000000" office:value-type="float" office:value="17.3255259770356" calcext:value-type="float">
            <text:p>17.33</text:p>
          </table:table-cell>
          <table:table-cell table:formula="of:=([.K28]-[.$D28])/ABS([.$D28])*1000000" office:value-type="float" office:value="17.3255259770356" calcext:value-type="float">
            <text:p>17.33</text:p>
          </table:table-cell>
          <table:table-cell table:formula="of:=([.L28]-[.$D28])/ABS([.$D28])*1000000" office:value-type="float" office:value="17.3255259770356" calcext:value-type="float">
            <text:p>17.33</text:p>
          </table:table-cell>
          <table:table-cell table:formula="of:=([.M28]-[.$D28])/ABS([.$D28])*1000000" office:value-type="float" office:value="43.1580840418462" calcext:value-type="float">
            <text:p>43.16</text:p>
          </table:table-cell>
          <table:table-cell table:formula="of:=([.N28]-[.$D28])/ABS([.$D28])*1000000" office:value-type="float" office:value="43.1580840418462" calcext:value-type="float">
            <text:p>43.16</text:p>
          </table:table-cell>
          <table:table-cell table:formula="of:=([.O28]-[.$D28])/ABS([.$D28])*1000000" office:value-type="float" office:value="43.1580840418462" calcext:value-type="float">
            <text:p>43.16</text:p>
          </table:table-cell>
          <table:table-cell table:formula="of:=([.P28]-[.$D28])/ABS([.$D28])*1000000" office:value-type="float" office:value="43.1580876754561" calcext:value-type="float">
            <text:p>43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[Kr]5s2 (1S)</text:p>
          </table:table-cell>
          <table:table-cell office:value-type="float" office:value="-3131.54568644" calcext:value-type="float">
            <text:p>-3131.54568644</text:p>
          </table:table-cell>
          <table:table-cell table:number-columns-repeated="4"/>
          <table:table-cell table:number-columns-repeated="2" office:value-type="float" office:value="-3131.48143674" calcext:value-type="float">
            <text:p>-3131.48143674</text:p>
          </table:table-cell>
          <table:table-cell table:number-columns-repeated="2" table:style-name="ce10" office:value-type="float" office:value="-3131.30949284" calcext:value-type="float">
            <text:p>-3131.30949284</text:p>
          </table:table-cell>
          <table:table-cell table:number-columns-repeated="2" office:value-type="float" office:value="-3131.50871166" calcext:value-type="float">
            <text:p>-3131.50871166</text:p>
          </table:table-cell>
          <table:table-cell table:style-name="ce10" office:value-type="float" office:value="-3131.33818079" calcext:value-type="float">
            <text:p>-3131.33818079</text:p>
          </table:table-cell>
          <table:table-cell table:style-name="ce10" office:value-type="float" office:value="-3131.33818065" calcext:value-type="float">
            <text:p>-3131.3381806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29]-[.$D29])/ABS([.$D29])*1000000" office:value-type="float" office:value="20.516928837443" calcext:value-type="float">
            <text:p>20.52</text:p>
          </table:table-cell>
          <table:table-cell table:formula="of:=([.J29]-[.$D29])/ABS([.$D29])*1000000" office:value-type="float" office:value="20.516928837443" calcext:value-type="float">
            <text:p>20.52</text:p>
          </table:table-cell>
          <table:table-cell table:style-name="ce23" table:formula="of:=([.K29]-[.$D29])/ABS([.$D29])*1000000" office:value-type="float" office:value="75.4239674747523" calcext:value-type="float">
            <text:p>75.42</text:p>
          </table:table-cell>
          <table:table-cell table:style-name="ce23" table:formula="of:=([.L29]-[.$D29])/ABS([.$D29])*1000000" office:value-type="float" office:value="75.4239674747523" calcext:value-type="float">
            <text:p>75.42</text:p>
          </table:table-cell>
          <table:table-cell table:formula="of:=([.M29]-[.$D29])/ABS([.$D29])*1000000" office:value-type="float" office:value="11.8071980109192" calcext:value-type="float">
            <text:p>11.81</text:p>
          </table:table-cell>
          <table:table-cell table:formula="of:=([.N29]-[.$D29])/ABS([.$D29])*1000000" office:value-type="float" office:value="11.8071980109192" calcext:value-type="float">
            <text:p>11.81</text:p>
          </table:table-cell>
          <table:table-cell table:style-name="ce23" table:formula="of:=([.O29]-[.$D29])/ABS([.$D29])*1000000" office:value-type="float" office:value="66.2630121918161" calcext:value-type="float">
            <text:p>66.26</text:p>
          </table:table-cell>
          <table:table-cell table:style-name="ce23" table:formula="of:=([.P29]-[.$D29])/ABS([.$D29])*1000000" office:value-type="float" office:value="66.2630568981361" calcext:value-type="float">
            <text:p>66.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[Kr]4d10 (1S)</text:p>
          </table:table-cell>
          <table:table-cell office:value-type="float" office:value="-4937.92102407" calcext:value-type="float">
            <text:p>-4937.92102407</text:p>
          </table:table-cell>
          <table:table-cell table:number-columns-repeated="4"/>
          <table:table-cell office:value-type="float" office:value="-4937.80374435" calcext:value-type="float">
            <text:p>-4937.80374435</text:p>
          </table:table-cell>
          <table:table-cell table:style-name="ce12" office:value-type="float" office:value="-4937.80374435" calcext:value-type="float">
            <text:p>-4937.80374435</text:p>
          </table:table-cell>
          <table:table-cell office:value-type="float" office:value="-4937.80374301" calcext:value-type="float">
            <text:p>-4937.80374301</text:p>
          </table:table-cell>
          <table:table-cell table:style-name="ce12" office:value-type="float" office:value="-4937.80374301" calcext:value-type="float">
            <text:p>-4937.80374301</text:p>
          </table:table-cell>
          <table:table-cell office:value-type="float" office:value="-4937.7335947" calcext:value-type="float">
            <text:p>-4937.7335947</text:p>
          </table:table-cell>
          <table:table-cell table:style-name="ce12" office:value-type="float" office:value="-4937.7335946" calcext:value-type="float">
            <text:p>-4937.7335946</text:p>
          </table:table-cell>
          <table:table-cell table:style-name="ce11" office:value-type="float" office:value="-4937.7335947" calcext:value-type="float">
            <text:p>-4937.73359470</text:p>
          </table:table-cell>
          <table:table-cell table:style-name="ce11" office:value-type="float" office:value="-4937.7335946" calcext:value-type="float">
            <text:p>-4937.7335946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0]-[.$D30])/ABS([.$D30])*1000000" office:value-type="float" office:value="23.7508294338735" calcext:value-type="float">
            <text:p>23.75</text:p>
          </table:table-cell>
          <table:table-cell table:formula="of:=([.J30]-[.$D30])/ABS([.$D30])*1000000" office:value-type="float" office:value="23.7508294338735" calcext:value-type="float">
            <text:p>23.75</text:p>
          </table:table-cell>
          <table:table-cell table:formula="of:=([.K30]-[.$D30])/ABS([.$D30])*1000000" office:value-type="float" office:value="23.7511008030316" calcext:value-type="float">
            <text:p>23.75</text:p>
          </table:table-cell>
          <table:table-cell table:formula="of:=([.L30]-[.$D30])/ABS([.$D30])*1000000" office:value-type="float" office:value="23.7511008030316" calcext:value-type="float">
            <text:p>23.75</text:p>
          </table:table-cell>
          <table:table-cell table:formula="of:=([.M30]-[.$D30])/ABS([.$D30])*1000000" office:value-type="float" office:value="37.9571421022363" calcext:value-type="float">
            <text:p>37.96</text:p>
          </table:table-cell>
          <table:table-cell table:formula="of:=([.N30]-[.$D30])/ABS([.$D30])*1000000" office:value-type="float" office:value="37.9571623536441" calcext:value-type="float">
            <text:p>37.96</text:p>
          </table:table-cell>
          <table:table-cell table:formula="of:=([.O30]-[.$D30])/ABS([.$D30])*1000000" office:value-type="float" office:value="37.9571421022363" calcext:value-type="float">
            <text:p>37.96</text:p>
          </table:table-cell>
          <table:table-cell table:formula="of:=([.P30]-[.$D30])/ABS([.$D30])*1000000" office:value-type="float" office:value="37.9571623536441" calcext:value-type="float">
            <text:p>37.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[Kr]5s24d10 (1S)</text:p>
          </table:table-cell>
          <table:table-cell office:value-type="float" office:value="-5465.13314253" calcext:value-type="float">
            <text:p>-5465.13314253</text:p>
          </table:table-cell>
          <table:table-cell table:number-columns-repeated="4"/>
          <table:table-cell table:number-columns-repeated="4" office:value-type="float" office:value="-5464.99541034" calcext:value-type="float">
            <text:p>-5464.99541034</text:p>
          </table:table-cell>
          <table:table-cell office:value-type="float" office:value="-5464.87272674" calcext:value-type="float">
            <text:p>-5464.87272674</text:p>
          </table:table-cell>
          <table:table-cell office:value-type="float" office:value="-5464.8727267" calcext:value-type="float">
            <text:p>-5464.8727267</text:p>
          </table:table-cell>
          <table:table-cell office:value-type="float" office:value="-5464.87272674" calcext:value-type="float">
            <text:p>-5464.87272674</text:p>
          </table:table-cell>
          <table:table-cell office:value-type="float" office:value="-5464.8727267" calcext:value-type="float">
            <text:p>-5464.8727267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1]-[.$D31])/ABS([.$D31])*1000000" office:value-type="float" office:value="25.201982533421" calcext:value-type="float">
            <text:p>25.20</text:p>
          </table:table-cell>
          <table:table-cell table:formula="of:=([.J31]-[.$D31])/ABS([.$D31])*1000000" office:value-type="float" office:value="25.201982533421" calcext:value-type="float">
            <text:p>25.20</text:p>
          </table:table-cell>
          <table:table-cell table:formula="of:=([.K31]-[.$D31])/ABS([.$D31])*1000000" office:value-type="float" office:value="25.201982533421" calcext:value-type="float">
            <text:p>25.20</text:p>
          </table:table-cell>
          <table:table-cell table:formula="of:=([.L31]-[.$D31])/ABS([.$D31])*1000000" office:value-type="float" office:value="25.201982533421" calcext:value-type="float">
            <text:p>25.20</text:p>
          </table:table-cell>
          <table:table-cell table:formula="of:=([.M31]-[.$D31])/ABS([.$D31])*1000000" office:value-type="float" office:value="47.6504017759252" calcext:value-type="float">
            <text:p>47.65</text:p>
          </table:table-cell>
          <table:table-cell table:formula="of:=([.N31]-[.$D31])/ABS([.$D31])*1000000" office:value-type="float" office:value="47.6504090949742" calcext:value-type="float">
            <text:p>47.65</text:p>
          </table:table-cell>
          <table:table-cell table:formula="of:=([.O31]-[.$D31])/ABS([.$D31])*1000000" office:value-type="float" office:value="47.6504017759252" calcext:value-type="float">
            <text:p>47.65</text:p>
          </table:table-cell>
          <table:table-cell table:formula="of:=([.P31]-[.$D31])/ABS([.$D31])*1000000" office:value-type="float" office:value="47.6504090949742" calcext:value-type="float">
            <text:p>47.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[Kr]5s24d105p6 (1S)</text:p>
          </table:table-cell>
          <table:table-cell office:value-type="float" office:value="-7232.13836387" calcext:value-type="float">
            <text:p>-7232.13836387</text:p>
          </table:table-cell>
          <table:table-cell table:number-columns-repeated="4"/>
          <table:table-cell table:number-columns-repeated="4" office:value-type="float" office:value="-7231.92701722" calcext:value-type="float">
            <text:p>-7231.92701722</text:p>
          </table:table-cell>
          <table:table-cell table:number-columns-repeated="4" office:value-type="float" office:value="-7231.83611735" calcext:value-type="float">
            <text:p>-7231.8361173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2]-[.$D32])/ABS([.$D32])*1000000" office:value-type="float" office:value="29.223258649942" calcext:value-type="float">
            <text:p>29.22</text:p>
          </table:table-cell>
          <table:table-cell table:formula="of:=([.J32]-[.$D32])/ABS([.$D32])*1000000" office:value-type="float" office:value="29.223258649942" calcext:value-type="float">
            <text:p>29.22</text:p>
          </table:table-cell>
          <table:table-cell table:formula="of:=([.K32]-[.$D32])/ABS([.$D32])*1000000" office:value-type="float" office:value="29.223258649942" calcext:value-type="float">
            <text:p>29.22</text:p>
          </table:table-cell>
          <table:table-cell table:formula="of:=([.L32]-[.$D32])/ABS([.$D32])*1000000" office:value-type="float" office:value="29.223258649942" calcext:value-type="float">
            <text:p>29.22</text:p>
          </table:table-cell>
          <table:table-cell table:formula="of:=([.M32]-[.$D32])/ABS([.$D32])*1000000" office:value-type="float" office:value="41.7921373725513" calcext:value-type="float">
            <text:p>41.79</text:p>
          </table:table-cell>
          <table:table-cell table:formula="of:=([.N32]-[.$D32])/ABS([.$D32])*1000000" office:value-type="float" office:value="41.7921373725513" calcext:value-type="float">
            <text:p>41.79</text:p>
          </table:table-cell>
          <table:table-cell table:formula="of:=([.O32]-[.$D32])/ABS([.$D32])*1000000" office:value-type="float" office:value="41.7921373725513" calcext:value-type="float">
            <text:p>41.79</text:p>
          </table:table-cell>
          <table:table-cell table:formula="of:=([.P32]-[.$D32])/ABS([.$D32])*1000000" office:value-type="float" office:value="41.7921373725513" calcext:value-type="float">
            <text:p>41.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[Xe]6s2 (1S)</text:p>
          </table:table-cell>
          <table:table-cell office:value-type="float" office:value="-7883.54382733" calcext:value-type="float">
            <text:p>-7883.54382733</text:p>
          </table:table-cell>
          <table:table-cell table:number-columns-repeated="4"/>
          <table:table-cell table:number-columns-repeated="2" office:value-type="float" office:value="-7883.28796623" calcext:value-type="float">
            <text:p>-7883.28796623</text:p>
          </table:table-cell>
          <table:table-cell table:number-columns-repeated="2" table:style-name="ce10" office:value-type="float" office:value="-7883.21713459" calcext:value-type="float">
            <text:p>-7883.21713459</text:p>
          </table:table-cell>
          <table:table-cell table:number-columns-repeated="2" office:value-type="float" office:value="-7883.15115675" calcext:value-type="float">
            <text:p>-7883.15115675</text:p>
          </table:table-cell>
          <table:table-cell table:style-name="ce10" office:value-type="float" office:value="-7883.07268355" calcext:value-type="float">
            <text:p>-7883.07268355</text:p>
          </table:table-cell>
          <table:table-cell table:style-name="ce10" office:value-type="float" office:value="-7883.07268314" calcext:value-type="float">
            <text:p>-7883.07268314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3]-[.$D33])/ABS([.$D33])*1000000" office:value-type="float" office:value="32.4550869004489" calcext:value-type="float">
            <text:p>32.46</text:p>
          </table:table-cell>
          <table:table-cell table:formula="of:=([.J33]-[.$D33])/ABS([.$D33])*1000000" office:value-type="float" office:value="32.4550869004489" calcext:value-type="float">
            <text:p>32.46</text:p>
          </table:table-cell>
          <table:table-cell table:style-name="ce23" table:formula="of:=([.K33]-[.$D33])/ABS([.$D33])*1000000" office:value-type="float" office:value="41.439833044049" calcext:value-type="float">
            <text:p>41.44</text:p>
          </table:table-cell>
          <table:table-cell table:style-name="ce23" table:formula="of:=([.L33]-[.$D33])/ABS([.$D33])*1000000" office:value-type="float" office:value="41.439833044049" calcext:value-type="float">
            <text:p>41.44</text:p>
          </table:table-cell>
          <table:table-cell table:formula="of:=([.M33]-[.$D33])/ABS([.$D33])*1000000" office:value-type="float" office:value="49.8088916101698" calcext:value-type="float">
            <text:p>49.81</text:p>
          </table:table-cell>
          <table:table-cell table:formula="of:=([.N33]-[.$D33])/ABS([.$D33])*1000000" office:value-type="float" office:value="49.8088916101698" calcext:value-type="float">
            <text:p>49.81</text:p>
          </table:table-cell>
          <table:table-cell table:style-name="ce23" table:formula="of:=([.O33]-[.$D33])/ABS([.$D33])*1000000" office:value-type="float" office:value="59.762942950399" calcext:value-type="float">
            <text:p>59.76</text:p>
          </table:table-cell>
          <table:table-cell table:style-name="ce23" table:formula="of:=([.P33]-[.$D33])/ABS([.$D33])*1000000" office:value-type="float" office:value="59.7629949574938" calcext:value-type="float">
            <text:p>59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[Xe]6s24f14(1S)</text:p>
          </table:table-cell>
          <table:table-cell office:value-type="float" office:value="-13391.4561931" calcext:value-type="float">
            <text:p>-13391.4561931</text:p>
          </table:table-cell>
          <table:table-cell table:number-columns-repeated="4"/>
          <table:table-cell table:number-columns-repeated="2" office:value-type="float" office:value="-13390.88979266" calcext:value-type="float">
            <text:p>-13390.88979266</text:p>
          </table:table-cell>
          <table:table-cell table:number-columns-repeated="2"/>
          <table:table-cell table:number-columns-repeated="2" office:value-type="float" office:value="-13390.36240019" calcext:value-type="float">
            <text:p>-13390.362400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4]-[.$D34])/ABS([.$D34])*1000000" office:value-type="float" office:value="42.2956571588045" calcext:value-type="float">
            <text:p>42.30</text:p>
          </table:table-cell>
          <table:table-cell table:formula="of:=([.J34]-[.$D34])/ABS([.$D34])*1000000" office:value-type="float" office:value="42.2956571588045" calcext:value-type="float">
            <text:p>42.30</text:p>
          </table:table-cell>
          <table:table-cell table:number-columns-repeated="2"/>
          <table:table-cell table:formula="of:=([.M34]-[.$D34])/ABS([.$D34])*1000000" office:value-type="float" office:value="81.6784145225094" calcext:value-type="float">
            <text:p>81.68</text:p>
          </table:table-cell>
          <table:table-cell table:formula="of:=([.N34]-[.$D34])/ABS([.$D34])*1000000" office:value-type="float" office:value="81.6784145225094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[Xe]6s24f145d10 (1S)</text:p>
          </table:table-cell>
          <table:table-cell office:value-type="float" office:value="-18408.9914949" calcext:value-type="float">
            <text:p>-18408.9914949</text:p>
          </table:table-cell>
          <table:table-cell table:number-columns-repeated="4"/>
          <table:table-cell table:number-columns-repeated="2" office:value-type="float" office:value="-18408.28534231" calcext:value-type="float">
            <text:p>-18408.28534231</text:p>
          </table:table-cell>
          <table:table-cell table:number-columns-repeated="2"/>
          <table:table-cell office:value-type="float" office:value="-18406.51260597" calcext:value-type="float">
            <text:p>-18406.51260597</text:p>
          </table:table-cell>
          <table:table-cell office:value-type="float" office:value="-18406.51260564" calcext:value-type="float">
            <text:p>-18406.5126056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5]-[.$D35])/ABS([.$D35])*1000000" office:value-type="float" office:value="38.3591132734367" calcext:value-type="float">
            <text:p>38.36</text:p>
          </table:table-cell>
          <table:table-cell table:formula="of:=([.J35]-[.$D35])/ABS([.$D35])*1000000" office:value-type="float" office:value="38.3591132734367" calcext:value-type="float">
            <text:p>38.36</text:p>
          </table:table-cell>
          <table:table-cell table:number-columns-repeated="2"/>
          <table:table-cell table:formula="of:=([.M35]-[.$D35])/ABS([.$D35])*1000000" office:value-type="float" office:value="134.656422144937" calcext:value-type="float">
            <text:p>134.66</text:p>
          </table:table-cell>
          <table:table-cell table:formula="of:=([.N35]-[.$D35])/ABS([.$D35])*1000000" office:value-type="float" office:value="134.656440071017" calcext:value-type="float">
            <text:p>134.6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[Xe]6s24f145d106p6 (1S)</text:p>
          </table:table-cell>
          <table:table-cell office:value-type="float" office:value="-21866.7722409" calcext:value-type="float">
            <text:p>-21866.7722409</text:p>
          </table:table-cell>
          <table:table-cell table:number-columns-repeated="4"/>
          <table:table-cell table:number-columns-repeated="2" office:value-type="float" office:value="-21865.85895304" calcext:value-type="float">
            <text:p>-21865.85895304</text:p>
          </table:table-cell>
          <table:table-cell table:number-columns-repeated="2"/>
          <table:table-cell office:value-type="float" office:value="-21862.78890768" calcext:value-type="float">
            <text:p>-21862.78890768</text:p>
          </table:table-cell>
          <table:table-cell office:value-type="float" office:value="-21862.78890767" calcext:value-type="float">
            <text:p>-21862.7889076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6]-[.$D36])/ABS([.$D36])*1000000" office:value-type="float" office:value="41.7660114598353" calcext:value-type="float">
            <text:p>41.77</text:p>
          </table:table-cell>
          <table:table-cell table:formula="of:=([.J36]-[.$D36])/ABS([.$D36])*1000000" office:value-type="float" office:value="41.7660114598353" calcext:value-type="float">
            <text:p>41.77</text:p>
          </table:table-cell>
          <table:table-cell table:number-columns-repeated="2"/>
          <table:table-cell table:formula="of:=([.M36]-[.$D36])/ABS([.$D36])*1000000" office:value-type="float" office:value="182.163749460598" calcext:value-type="float">
            <text:p>182.16</text:p>
          </table:table-cell>
          <table:table-cell table:formula="of:=([.N36]-[.$D36])/ABS([.$D36])*1000000" office:value-type="float" office:value="182.163749917783" calcext:value-type="float">
            <text:p>182.1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[Rn]7s2 (1S)</text:p>
          </table:table-cell>
          <table:table-cell office:value-type="float" office:value="-23094.3036664" calcext:value-type="float">
            <text:p>-23094.3036664</text:p>
          </table:table-cell>
          <table:table-cell table:number-columns-repeated="4"/>
          <table:table-cell table:number-columns-repeated="2" office:value-type="float" office:value="-23093.29599438" calcext:value-type="float">
            <text:p>-23093.29599438</text:p>
          </table:table-cell>
          <table:table-cell table:number-columns-repeated="2"/>
          <table:table-cell table:number-columns-repeated="2" office:value-type="float" office:value="-23089.61437386" calcext:value-type="float">
            <text:p>-23089.6143738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7]-[.$D37])/ABS([.$D37])*1000000" office:value-type="float" office:value="43.6329250084195" calcext:value-type="float">
            <text:p>43.63</text:p>
          </table:table-cell>
          <table:table-cell table:formula="of:=([.J37]-[.$D37])/ABS([.$D37])*1000000" office:value-type="float" office:value="43.6329250084195" calcext:value-type="float">
            <text:p>43.63</text:p>
          </table:table-cell>
          <table:table-cell table:number-columns-repeated="2"/>
          <table:table-cell table:formula="of:=([.M37]-[.$D37])/ABS([.$D37])*1000000" office:value-type="float" office:value="203.049748013028" calcext:value-type="float">
            <text:p>203.05</text:p>
          </table:table-cell>
          <table:table-cell table:formula="of:=([.N37]-[.$D37])/ABS([.$D37])*1000000" office:value-type="float" office:value="203.049748013028" calcext:value-type="float">
            <text:p>203.0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[Rn]7s25f14(1S)</text:p>
          </table:table-cell>
          <table:table-cell office:value-type="float" office:value="-32789.5121404" calcext:value-type="float">
            <text:p>-32789.5121404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16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9">
      <number:number number:decimal-places="18" number:min-decimal-places="18" number:min-integer-digits="1"/>
    </number:number-style>
    <number:number-style style:name="N120">
      <number:number number:decimal-places="19" number:min-decimal-places="19" number:min-integer-digits="1"/>
    </number:number-style>
    <number:number-style style:name="N121">
      <number:number number:decimal-places="20" number:min-decimal-places="20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6" number:min-decimal-places="6" number:min-integer-digits="1" number:grouping="true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00-00-00</text:date>, <text:time style:data-style-name="N2" text:time-value="11:47:42.086763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4:45:51.978510946</meta:creation-date>
    <dc:date>2024-11-10T08:04:47.074783405</dc:date>
    <meta:editing-duration>PT21H49M51S</meta:editing-duration>
    <meta:editing-cycles>17</meta:editing-cycles>
    <meta:generator>LibreOffice/24.2.6.2$Linux_X86_64 LibreOffice_project/420$Build-2</meta:generator>
    <meta:document-statistic meta:table-count="1" meta:cell-count="702" meta:object-count="0"/>
  </office:meta>
</office:document-meta>
</file>